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1" svg:font-family="Roboto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Merriweather Sans" svg:font-family="'Merriweather Sans'" style:font-family-generic="roman" style:font-pitch="variable"/>
    <style:font-face style:name="Oswald" svg:font-family="Oswald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Merriweather Sans1" svg:font-family="'Merriweather Sans'" style:font-family-generic="system" style:font-pitch="variable"/>
    <style:font-face style:name="Oswald1" svg:font-family="Oswald" style:font-family-generic="system" style:font-pitch="variable"/>
    <style:font-face style:name="Roboto2" svg:font-family="Roboto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311in" fo:margin-top="0in" fo:margin-bottom="0in" loext:contextual-spacing="false" fo:line-height="100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 style:master-page-name="Standard">
      <style:paragraph-properties fo:margin-left="0in" fo:margin-right="-0.0311in" fo:margin-top="0in" fo:margin-bottom="0in" loext:contextual-spacing="false" fo:line-height="100%" fo:text-align="center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P3" style:family="paragraph" style:parent-style-name="Standard">
      <style:paragraph-properties fo:margin-left="0in" fo:margin-right="1.4811in" fo:margin-top="0in" fo:margin-bottom="0in" loext:contextual-spacing="false" fo:line-height="100%" fo:text-align="center" style:justify-single-word="false" fo:keep-together="auto" fo:orphans="0" fo:widows="0" fo:text-indent="0.5in" style:auto-text-indent="false" fo:break-before="auto" fo:break-after="auto" fo:padding="0in" fo:border="none" fo:keep-with-next="auto"/>
      <style:text-properties style:font-name="Oswald" fo:font-size="16pt" fo:font-weight="bold" style:font-name-asian="Oswald1" style:font-size-asian="16pt" style:font-weight-asian="bold" style:font-name-complex="Oswald1" style:font-size-complex="16pt"/>
    </style:style>
    <style:style style:name="P4" style:family="paragraph" style:parent-style-name="Standard">
      <style:paragraph-properties fo:margin-left="0.4272in" fo:margin-right="0.2283in" fo:margin-top="0.2472in" fo:margin-bottom="0in" loext:contextual-spacing="false" fo:line-height="115%" fo:text-align="justify" style:justify-single-word="false" fo:keep-together="auto" fo:orphans="0" fo:widows="0" fo:text-indent="-0.2327in" style:auto-text-indent="false" fo:break-before="auto" fo:break-after="auto" fo:padding="0in" fo:border="none" fo:keep-with-next="auto"/>
    </style:style>
    <style:style style:name="P5" style:family="paragraph" style:parent-style-name="Standard">
      <style:paragraph-properties fo:margin-left="0.4256in" fo:margin-right="0.3571in" fo:margin-top="0.2283in" fo:margin-bottom="0in" loext:contextual-spacing="false" fo:line-height="114%" fo:text-align="start" style:justify-single-word="false" fo:keep-together="auto" fo:orphans="0" fo:widows="0" fo:text-indent="-0.2311in" style:auto-text-indent="false" fo:break-before="auto" fo:break-after="auto" fo:padding="0in" fo:border="none" fo:keep-with-next="auto"/>
    </style:style>
    <style:style style:name="P6" style:family="paragraph" style:parent-style-name="Standard">
      <style:paragraph-properties fo:margin-left="0.4425in" fo:margin-right="0.5665in" fo:margin-top="0.3236in" fo:margin-bottom="0in" loext:contextual-spacing="false" fo:line-height="113%" fo:text-align="start" style:justify-single-word="false" fo:keep-together="auto" fo:orphans="0" fo:widows="0" fo:text-indent="-0.248in" style:auto-text-indent="false" fo:break-before="auto" fo:break-after="auto" fo:padding="0in" fo:border="none" fo:keep-with-next="auto"/>
    </style:style>
    <style:style style:name="P7" style:family="paragraph" style:parent-style-name="Standard">
      <loext:graphic-properties draw:fill="solid" draw:fill-color="#1e1e1e"/>
      <style:paragraph-properties fo:margin-left="0.4425in" fo:margin-right="0.5665in" fo:margin-top="0in" fo:margin-bottom="0in" loext:contextual-spacing="false" fo:line-height="150%" fo:orphans="0" fo:widows="0" fo:text-indent="-0.248in" style:auto-text-indent="false" fo:background-color="#1e1e1e"/>
    </style:style>
    <style:style style:name="P8" style:family="paragraph" style:parent-style-name="Standard">
      <loext:graphic-properties draw:fill="solid" draw:fill-color="#1e1e1e"/>
      <style:paragraph-properties fo:margin-left="0.4425in" fo:margin-right="0.5665in" fo:margin-top="0in" fo:margin-bottom="0in" loext:contextual-spacing="false" fo:line-height="150%" fo:orphans="0" fo:widows="0" fo:text-indent="-0.248in" style:auto-text-indent="false" fo:background-color="#1e1e1e"/>
      <style:text-properties fo:color="#d4d4d4" style:font-name="Courier New" fo:font-size="9pt" style:font-name-asian="Courier New1" style:font-size-asian="9pt" style:font-name-complex="Courier New1" style:font-size-complex="9pt"/>
    </style:style>
    <style:style style:name="P9" style:family="paragraph" style:parent-style-name="Standard">
      <loext:graphic-properties draw:fill="solid" draw:fill-color="#1e1e1e"/>
      <style:paragraph-properties fo:margin-left="0.4425in" fo:margin-right="0.5665in" fo:margin-top="0in" fo:margin-bottom="0in" loext:contextual-spacing="false" fo:line-height="100%" fo:orphans="0" fo:widows="0" fo:text-indent="-0.248in" style:auto-text-indent="false" fo:background-color="#1e1e1e"/>
      <style:text-properties fo:color="#d4d4d4" style:font-name="Courier New" fo:font-size="9pt" style:font-name-asian="Courier New1" style:font-size-asian="9pt" style:font-name-complex="Courier New1" style:font-size-complex="9pt"/>
    </style:style>
    <style:style style:name="P10" style:family="paragraph" style:parent-style-name="Standard">
      <loext:graphic-properties draw:fill="solid" draw:fill-color="#1e1e1e"/>
      <style:paragraph-properties fo:margin-left="0.4425in" fo:margin-right="0.5665in" fo:margin-top="0in" fo:margin-bottom="0in" loext:contextual-spacing="false" fo:line-height="100%" fo:orphans="0" fo:widows="0" fo:text-indent="-0.248in" style:auto-text-indent="false" fo:background-color="#1e1e1e"/>
    </style:style>
    <style:style style:name="P11" style:family="paragraph" style:parent-style-name="Standard">
      <style:paragraph-properties fo:margin-left="0.4256in" fo:margin-right="0.4291in" fo:margin-top="0.3244in" fo:margin-bottom="0in" loext:contextual-spacing="false" fo:line-height="113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2" style:family="paragraph" style:parent-style-name="Standard">
      <style:paragraph-properties fo:margin-left="0.4256in" fo:margin-right="0.4291in" fo:margin-top="0.3244in" fo:margin-bottom="0in" loext:contextual-spacing="false" fo:line-height="113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333333" style:font-name="Merriweather Sans" fo:font-size="12pt" style:font-name-asian="Merriweather Sans1" style:font-size-asian="12pt" style:font-name-complex="Merriweather Sans1" style:font-size-complex="12pt" fo:background-color="#ffffff"/>
    </style:style>
    <style:style style:name="P13" style:family="paragraph" style:parent-style-name="Standard">
      <style:paragraph-properties fo:margin-left="0.4256in" fo:margin-right="0.4291in" fo:margin-top="0.3244in" fo:margin-bottom="0in" loext:contextual-spacing="false" fo:line-height="113%" fo:orphans="0" fo:widows="0" fo:text-indent="0in" style:auto-text-indent="false"/>
    </style:style>
    <style:style style:name="P14" style:family="paragraph" style:parent-style-name="Standard">
      <style:paragraph-properties fo:margin-left="0.4425in" fo:margin-right="0.5665in" fo:margin-top="0.3236in" fo:margin-bottom="0in" loext:contextual-spacing="false" fo:line-height="113%" fo:orphans="0" fo:widows="0" fo:text-indent="-0.0047in" style:auto-text-indent="false"/>
    </style:style>
    <style:style style:name="P15" style:family="paragraph" style:parent-style-name="Standard" style:list-style-name="WWNum5">
      <style:paragraph-properties fo:margin-left="1in" fo:margin-right="0.989in" fo:margin-top="0.0508in" fo:margin-bottom="0in" loext:contextual-spacing="false" fo:line-height="100%" fo:orphans="0" fo:widows="0" fo:text-indent="-0.25in" style:auto-text-indent="false"/>
    </style:style>
    <style:style style:name="P16" style:family="paragraph" style:parent-style-name="Standard" style:list-style-name="WWNum5">
      <style:paragraph-properties fo:margin-left="1in" fo:margin-right="0.8154in" fo:margin-top="0in" fo:margin-bottom="0in" loext:contextual-spacing="false" fo:line-height="100%" fo:orphans="0" fo:widows="0" fo:text-indent="-0.25in" style:auto-text-indent="false"/>
    </style:style>
    <style:style style:name="P17" style:family="paragraph" style:parent-style-name="Standard">
      <style:paragraph-properties fo:margin-left="0in" fo:margin-right="0.4291in" fo:margin-top="0.3244in" fo:margin-bottom="0in" loext:contextual-spacing="false" fo:line-height="113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333333" style:font-name="Merriweather Sans" fo:font-size="12pt" style:font-name-asian="Merriweather Sans1" style:font-size-asian="12pt" style:font-name-complex="Merriweather Sans1" style:font-size-complex="12pt" fo:background-color="#ffffff"/>
    </style:style>
    <style:style style:name="P18" style:family="paragraph" style:parent-style-name="Standard">
      <style:paragraph-properties fo:margin-left="0.5in" fo:margin-right="0.0925in" fo:margin-top="0in" fo:margin-bottom="0in" loext:contextual-spacing="false" fo:line-height="113%" fo:orphans="0" fo:widows="0" fo:text-indent="0in" style:auto-text-indent="false"/>
      <style:text-properties fo:color="#333333" style:font-name="Merriweather Sans" fo:font-size="12pt" style:font-name-asian="Merriweather Sans1" style:font-size-asian="12pt" style:font-name-complex="Merriweather Sans1" style:font-size-complex="12pt" fo:background-color="#ffffff"/>
    </style:style>
    <style:style style:name="P19" style:family="paragraph" style:parent-style-name="Standard">
      <style:paragraph-properties fo:margin-left="0.5in" fo:margin-right="0.0925in" fo:margin-top="0in" fo:margin-bottom="0in" loext:contextual-spacing="false" fo:line-height="113%" fo:orphans="0" fo:widows="0" fo:text-indent="0in" style:auto-text-indent="false"/>
    </style:style>
    <style:style style:name="P20" style:family="paragraph" style:parent-style-name="Standard" style:list-style-name="WWNum3">
      <style:paragraph-properties fo:margin-left="1in" fo:margin-right="0.0925in" fo:margin-top="0in" fo:margin-bottom="0in" loext:contextual-spacing="false" fo:line-height="113%" fo:orphans="0" fo:widows="0" fo:text-indent="-0.25in" style:auto-text-indent="false"/>
    </style:style>
    <style:style style:name="P21" style:family="paragraph" style:parent-style-name="Standard">
      <style:paragraph-properties fo:margin-left="0.4346in" fo:margin-right="0in" fo:margin-top="0.1811in" fo:margin-bottom="0in" loext:contextual-spacing="false" fo:line-height="100%" fo:orphans="0" fo:widows="0" fo:text-indent="0in" style:auto-text-indent="false"/>
    </style:style>
    <style:style style:name="P22" style:family="paragraph" style:parent-style-name="Standard">
      <style:paragraph-properties fo:margin-left="0.5in" fo:margin-right="0.278in" fo:margin-top="0.2638in" fo:margin-bottom="0in" loext:contextual-spacing="false" fo:line-height="150%" fo:orphans="0" fo:widows="0" fo:text-indent="0in" style:auto-text-indent="false"/>
    </style:style>
    <style:style style:name="P23" style:family="paragraph" style:parent-style-name="Standard">
      <style:paragraph-properties fo:margin-left="0.5in" fo:margin-right="0.278in" fo:margin-top="0.2638in" fo:margin-bottom="0in" loext:contextual-spacing="false" fo:line-height="150%" fo:orphans="0" fo:widows="0" fo:text-indent="0in" style:auto-text-indent="false"/>
      <style:text-properties fo:color="#333333" style:font-name="Merriweather Sans" fo:font-size="12pt" style:font-name-asian="Merriweather Sans1" style:font-size-asian="12pt" style:font-name-complex="Merriweather Sans1" style:font-size-complex="12pt"/>
    </style:style>
    <style:style style:name="P24" style:family="paragraph" style:parent-style-name="Standard">
      <loext:graphic-properties draw:fill="solid" draw:fill-color="#1e1e1e"/>
      <style:paragraph-properties fo:margin-left="0.5in" fo:margin-right="0.278in" fo:margin-top="0in" fo:margin-bottom="0in" loext:contextual-spacing="false" fo:line-height="100%" fo:orphans="0" fo:widows="0" fo:text-indent="0in" style:auto-text-indent="false" fo:background-color="#1e1e1e"/>
    </style:style>
    <style:style style:name="P25" style:family="paragraph" style:parent-style-name="Standard">
      <style:paragraph-properties fo:margin-left="0.5in" fo:margin-right="-0.0311in" fo:margin-top="0.1217in" fo:margin-bottom="0in" loext:contextual-spacing="false" fo:line-height="153%" fo:orphans="0" fo:widows="0" fo:text-indent="0in" style:auto-text-indent="false"/>
    </style:style>
    <style:style style:name="P26" style:family="paragraph" style:parent-style-name="Standard">
      <style:paragraph-properties fo:margin-left="0.5in" fo:margin-right="0in" fo:margin-top="0.028in" fo:margin-bottom="0in" loext:contextual-spacing="false" fo:line-height="100%" fo:orphans="0" fo:widows="0" fo:text-indent="0in" style:auto-text-indent="false"/>
    </style:style>
    <style:style style:name="P27" style:family="paragraph" style:parent-style-name="Standard">
      <style:paragraph-properties fo:margin-left="0.5in" fo:margin-right="0in" fo:margin-top="0.028in" fo:margin-bottom="0in" loext:contextual-spacing="false" fo:line-height="100%" fo:orphans="0" fo:widows="0" fo:text-indent="0in" style:auto-text-indent="false"/>
      <style:text-properties fo:color="#333333" style:font-name="Merriweather Sans" fo:font-size="12pt" style:font-name-asian="Merriweather Sans1" style:font-size-asian="12pt" style:font-name-complex="Merriweather Sans1" style:font-size-complex="12pt"/>
    </style:style>
    <style:style style:name="P28" style:family="paragraph" style:parent-style-name="Standard">
      <loext:graphic-properties draw:fill="solid" draw:fill-color="#1e1e1e"/>
      <style:paragraph-properties fo:margin-left="0.5in" fo:margin-right="0in" fo:margin-top="0in" fo:margin-bottom="0in" loext:contextual-spacing="false" fo:line-height="150%" fo:orphans="0" fo:widows="0" fo:text-indent="0in" style:auto-text-indent="false" fo:background-color="#1e1e1e"/>
    </style:style>
    <style:style style:name="P29" style:family="paragraph" style:parent-style-name="Standard">
      <style:paragraph-properties fo:margin-left="0.5in" fo:margin-right="0in" fo:margin-top="0.1909in" fo:margin-bottom="0in" loext:contextual-spacing="false" fo:line-height="100%" fo:orphans="0" fo:widows="0" fo:text-indent="0in" style:auto-text-indent="false"/>
    </style:style>
    <style:style style:name="P30" style:family="paragraph" style:parent-style-name="Standard">
      <loext:graphic-properties draw:fill="solid" draw:fill-color="#1e1e1e"/>
      <style:paragraph-properties fo:margin-left="0.5in" fo:margin-right="0in" fo:margin-top="0in" fo:margin-bottom="0.1665in" loext:contextual-spacing="false" fo:line-height="150%" fo:orphans="0" fo:widows="0" fo:text-indent="0in" style:auto-text-indent="false" fo:background-color="#1e1e1e" fo:padding-left="0in" fo:padding-right="0.028in" fo:padding-top="0.028in" fo:padding-bottom="0.028in" fo:border="none"/>
    </style:style>
    <style:style style:name="P31" style:family="paragraph" style:parent-style-name="Standard">
      <loext:graphic-properties draw:fill="solid" draw:fill-color="#1e1e1e"/>
      <style:paragraph-properties fo:margin-left="0.5in" fo:margin-right="0in" fo:margin-top="0in" fo:margin-bottom="0.1665in" loext:contextual-spacing="false" fo:line-height="150%" fo:orphans="0" fo:widows="0" fo:text-indent="0in" style:auto-text-indent="false" fo:background-color="#1e1e1e" fo:padding-left="0in" fo:padding-right="0.028in" fo:padding-top="0.028in" fo:padding-bottom="0.028in" fo:border="none"/>
      <style:text-properties fo:color="#ffffff" style:font-name="Courier New" fo:font-size="9pt" style:font-name-asian="Courier New1" style:font-size-asian="9pt" style:font-name-complex="Courier New1" style:font-size-complex="9pt"/>
    </style:style>
    <style:style style:name="P32" style:family="paragraph" style:parent-style-name="Standard">
      <loext:graphic-properties draw:fill="solid" draw:fill-color="#1e1e1e"/>
      <style:paragraph-properties fo:margin-left="0.5in" fo:margin-right="0in" fo:margin-top="0in" fo:margin-bottom="0.1665in" loext:contextual-spacing="false" fo:line-height="150%" fo:orphans="0" fo:widows="0" fo:text-indent="0in" style:auto-text-indent="false" fo:background-color="#1e1e1e" fo:padding-left="0in" fo:padding-right="0.028in" fo:padding-top="0.028in" fo:padding-bottom="0.028in" fo:border="none"/>
      <style:text-properties fo:color="#d4d4d4" style:font-name="Courier New" fo:font-size="9pt" style:font-name-asian="Courier New1" style:font-size-asian="9pt" style:font-name-complex="Courier New1" style:font-size-complex="9pt"/>
    </style:style>
    <style:style style:name="P33" style:family="paragraph" style:parent-style-name="Standard">
      <loext:graphic-properties draw:fill="solid" draw:fill-color="#ffffff"/>
      <style:paragraph-properties fo:margin-left="0.5in" fo:margin-right="0in" fo:margin-top="0.2083in" fo:margin-bottom="0.1665in" loext:contextual-spacing="false" fo:line-height="156%" fo:orphans="0" fo:widows="0" fo:text-indent="0in" style:auto-text-indent="false" fo:background-color="#ffffff" fo:padding-left="0in" fo:padding-right="0.028in" fo:padding-top="0.028in" fo:padding-bottom="0.028in" fo:border="none"/>
      <style:text-properties style:font-name="Roboto" fo:font-size="12pt" style:font-name-asian="Roboto2" style:font-size-asian="12pt" style:font-name-complex="Roboto2" style:font-size-complex="12pt"/>
    </style:style>
    <style:style style:name="P34" style:family="paragraph" style:parent-style-name="Standard">
      <style:paragraph-properties fo:margin-left="0.5in" fo:margin-right="0.5008in" fo:margin-top="0.1071in" fo:margin-bottom="0in" loext:contextual-spacing="false" fo:line-height="151%" fo:orphans="0" fo:widows="0" fo:text-indent="0in" style:auto-text-indent="false"/>
    </style:style>
    <style:style style:name="P35" style:family="paragraph" style:parent-style-name="Standard">
      <style:paragraph-properties fo:margin-left="0.5in" fo:margin-right="0.5008in" fo:margin-top="0.1071in" fo:margin-bottom="0in" loext:contextual-spacing="false" fo:line-height="151%" fo:orphans="0" fo:widows="0" fo:text-indent="0in" style:auto-text-indent="false"/>
      <style:text-properties fo:color="#333333" style:font-name="Merriweather Sans" fo:font-size="12pt" style:font-name-asian="Merriweather Sans1" style:font-size-asian="12pt" style:font-name-complex="Merriweather Sans1" style:font-size-complex="12pt" fo:background-color="#ffffff"/>
    </style:style>
    <style:style style:name="P36" style:family="paragraph" style:parent-style-name="Standard">
      <loext:graphic-properties draw:fill="solid" draw:fill-color="#1e1e1e"/>
      <style:paragraph-properties fo:margin-left="0.5in" fo:margin-right="0.5008in" fo:margin-top="0in" fo:margin-bottom="0in" loext:contextual-spacing="false" fo:line-height="150%" fo:orphans="0" fo:widows="0" fo:text-indent="0in" style:auto-text-indent="false" fo:background-color="#1e1e1e"/>
    </style:style>
    <style:style style:name="P37" style:family="paragraph" style:parent-style-name="Standard">
      <style:paragraph-properties fo:margin-left="0.9272in" fo:margin-right="0in" fo:margin-top="0.022in" fo:margin-bottom="0in" loext:contextual-spacing="false" fo:line-height="100%" fo:orphans="0" fo:widows="0" fo:text-indent="0in" style:auto-text-indent="false"/>
      <style:text-properties fo:color="#333333" style:font-name="Merriweather Sans" fo:font-size="12pt" style:font-name-asian="Merriweather Sans1" style:font-size-asian="12pt" style:font-name-complex="Merriweather Sans1" style:font-size-complex="12pt" fo:background-color="#ffffff"/>
    </style:style>
    <style:style style:name="P3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39" style:family="paragraph" style:parent-style-name="Standard">
      <style:paragraph-properties fo:margin-left="0in" fo:margin-right="0in" fo:margin-top="0.0346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202124" style:font-name="Merriweather Sans" fo:font-size="12pt" style:font-name-asian="Merriweather Sans1" style:font-size-asian="12pt" style:font-name-complex="Merriweather Sans1" style:font-size-complex="12pt"/>
    </style:style>
    <style:style style:name="P40" style:family="paragraph" style:parent-style-name="Standard">
      <style:paragraph-properties fo:margin-left="0in" fo:margin-right="0in" fo:margin-top="0.2492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1" style:family="paragraph" style:parent-style-name="Standard">
      <style:paragraph-properties fo:margin-left="0.4209in" fo:margin-right="0.1189in" fo:margin-top="0.1626in" fo:margin-bottom="0in" loext:contextual-spacing="false" fo:line-height="99%" fo:orphans="0" fo:widows="0" fo:text-indent="0.0134in" style:auto-text-indent="false"/>
    </style:style>
    <style:style style:name="P42" style:family="paragraph" style:parent-style-name="Standard">
      <style:paragraph-properties fo:margin-left="0.4228in" fo:margin-right="0in" fo:margin-top="0.548in" fo:margin-bottom="0in" loext:contextual-spacing="false" fo:line-height="100%" fo:orphans="0" fo:widows="0" fo:text-indent="0in" style:auto-text-indent="false"/>
    </style:style>
    <style:style style:name="P43" style:family="paragraph" style:parent-style-name="Standard">
      <style:paragraph-properties fo:margin-left="0.689in" fo:margin-right="0in" fo:margin-top="0.1917in" fo:margin-bottom="0in" loext:contextual-spacing="false" fo:line-height="100%" fo:orphans="0" fo:widows="0" fo:text-indent="0in" style:auto-text-indent="false"/>
    </style:style>
    <style:style style:name="P44" style:family="paragraph" style:parent-style-name="Standard">
      <style:paragraph-properties fo:margin-left="0.6799in" fo:margin-right="0in" fo:margin-top="0.0236in" fo:margin-bottom="0in" loext:contextual-spacing="false" fo:line-height="100%" fo:orphans="0" fo:widows="0" fo:text-indent="0in" style:auto-text-indent="false"/>
    </style:style>
    <style:style style:name="P45" style:family="paragraph" style:parent-style-name="Standard">
      <style:paragraph-properties fo:margin-left="0.6799in" fo:margin-right="0in" fo:margin-top="0.1638in" fo:margin-bottom="0in" loext:contextual-spacing="false" fo:line-height="100%" fo:orphans="0" fo:widows="0" fo:text-indent="0in" style:auto-text-indent="false"/>
    </style:style>
    <style:style style:name="P46" style:family="paragraph" style:parent-style-name="Standard">
      <style:paragraph-properties fo:margin-left="0.0972in" fo:margin-right="0in" fo:margin-top="0.1902in" fo:margin-bottom="0in" loext:contextual-spacing="false" fo:line-height="100%" fo:orphans="0" fo:widows="0" fo:text-indent="0in" style:auto-text-indent="false"/>
    </style:style>
    <style:style style:name="P47" style:family="paragraph" style:parent-style-name="Standard">
      <style:paragraph-properties fo:margin-left="0.4256in" fo:margin-right="0.1902in" fo:margin-top="0.1902in" fo:margin-bottom="0in" loext:contextual-spacing="false" fo:line-height="108%" fo:orphans="0" fo:widows="0" fo:text-indent="-0.2307in" style:auto-text-indent="false"/>
    </style:style>
    <style:style style:name="P48" style:family="paragraph" style:parent-style-name="Standard">
      <style:paragraph-properties fo:margin-left="0.0583in" fo:margin-right="0in" fo:margin-top="0.1217in" fo:margin-bottom="0in" loext:contextual-spacing="false" fo:line-height="100%" fo:orphans="0" fo:widows="0" fo:text-indent="0in" style:auto-text-indent="false"/>
      <style:text-properties fo:color="#3c78d8" style:font-name="Oswald" fo:font-size="14pt" style:font-name-asian="Oswald1" style:font-size-asian="14pt" style:font-name-complex="Oswald1" style:font-size-complex="14pt"/>
    </style:style>
    <style:style style:name="P49" style:family="paragraph" style:parent-style-name="Standard">
      <style:paragraph-properties fo:margin-left="0.4256in" fo:margin-right="0.1874in" fo:line-height="109%" fo:orphans="0" fo:widows="0" fo:text-indent="0.0138in" style:auto-text-indent="false"/>
    </style:style>
    <style:style style:name="P50" style:family="paragraph" style:parent-style-name="Standard">
      <style:paragraph-properties fo:margin-left="0.678in" fo:margin-right="0in" fo:margin-top="0.1591in" fo:margin-bottom="0in" loext:contextual-spacing="false" fo:line-height="100%" fo:orphans="0" fo:widows="0" fo:text-indent="0in" style:auto-text-indent="false"/>
    </style:style>
    <style:style style:name="P51" style:family="paragraph" style:parent-style-name="Standard">
      <style:paragraph-properties fo:margin-left="0.678in" fo:margin-right="0in" fo:margin-top="0.1591in" fo:margin-bottom="0in" loext:contextual-spacing="false" fo:line-height="100%" fo:orphans="0" fo:widows="0" fo:text-indent="0in" style:auto-text-indent="false"/>
      <style:text-properties style:font-name="Merriweather Sans" fo:font-size="12pt" style:font-name-asian="Merriweather Sans1" style:font-size-asian="12pt" style:font-name-complex="Merriweather Sans1" style:font-size-complex="12pt" fo:background-color="#ffffff"/>
    </style:style>
    <style:style style:name="P52" style:family="paragraph" style:parent-style-name="Standard">
      <loext:graphic-properties draw:fill="solid" draw:fill-color="#1e1e1e"/>
      <style:paragraph-properties fo:margin-left="0.678in" fo:margin-right="0in" fo:margin-top="0in" fo:margin-bottom="0in" loext:contextual-spacing="false" fo:line-height="150%" fo:orphans="0" fo:widows="0" fo:text-indent="0in" style:auto-text-indent="false" fo:background-color="#1e1e1e"/>
    </style:style>
    <style:style style:name="P53" style:family="paragraph" style:parent-style-name="Standard">
      <loext:graphic-properties draw:fill="solid" draw:fill-color="#1e1e1e"/>
      <style:paragraph-properties fo:margin-left="0.678in" fo:margin-right="0in" fo:margin-top="0in" fo:margin-bottom="0in" loext:contextual-spacing="false" fo:line-height="150%" fo:orphans="0" fo:widows="0" fo:text-indent="0in" style:auto-text-indent="false" fo:background-color="#1e1e1e"/>
      <style:text-properties fo:color="#d4d4d4" style:font-name="Courier New" fo:font-size="9pt" style:font-name-asian="Courier New1" style:font-size-asian="9pt" style:font-name-complex="Courier New1" style:font-size-complex="9pt"/>
    </style:style>
    <style:style style:name="P54" style:family="paragraph" style:parent-style-name="Standard">
      <style:paragraph-properties fo:margin-left="0.4256in" fo:margin-right="0.1598in" fo:line-height="109%" fo:orphans="0" fo:widows="0" fo:text-indent="-0.2307in" style:auto-text-indent="false"/>
    </style:style>
    <style:style style:name="P55" style:family="paragraph" style:parent-style-name="Standard">
      <style:paragraph-properties fo:margin-left="0.4256in" fo:margin-right="0.1598in" fo:line-height="109%" fo:orphans="0" fo:widows="0" fo:text-indent="-0.2307in" style:auto-text-indent="false"/>
      <style:text-properties fo:color="#333333" style:font-name="Merriweather Sans" fo:font-size="12pt" style:font-name-asian="Merriweather Sans1" style:font-size-asian="12pt" style:font-name-complex="Merriweather Sans1" style:font-size-complex="12pt" fo:background-color="#ffffff"/>
    </style:style>
    <style:style style:name="P56" style:family="paragraph" style:parent-style-name="Standard">
      <style:paragraph-properties fo:margin-left="0in" fo:margin-right="0in" fo:margin-top="0.1591in" fo:margin-bottom="0in" loext:contextual-spacing="false" fo:line-height="100%" fo:orphans="0" fo:widows="0" fo:text-indent="0in" style:auto-text-indent="false"/>
      <style:text-properties style:font-name="Merriweather Sans" fo:font-size="12pt" style:font-name-asian="Merriweather Sans1" style:font-size-asian="12pt" style:font-name-complex="Merriweather Sans1" style:font-size-complex="12pt" fo:background-color="#ffffff"/>
    </style:style>
    <style:style style:name="P57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/>
      <style:text-properties fo:color="#d4d4d4" style:font-name="Courier New" fo:font-size="9pt" style:font-name-asian="Courier New1" style:font-size-asian="9pt" style:font-name-complex="Courier New1" style:font-size-complex="9pt"/>
    </style:style>
    <style:style style:name="P58" style:family="paragraph" style:parent-style-name="Standard">
      <style:paragraph-properties fo:margin-left="0in" fo:margin-right="0in" fo:margin-top="0.2492in" fo:margin-bottom="0in" loext:contextual-spacing="false" fo:line-height="100%" fo:orphans="0" fo:widows="0" fo:text-indent="0in" style:auto-text-indent="false"/>
      <style:text-properties fo:color="#333333" style:font-name="Roboto" fo:font-size="12pt" style:font-name-asian="Roboto2" style:font-size-asian="12pt" style:font-name-complex="Roboto2" style:font-size-complex="12pt" fo:background-color="#ffffff"/>
    </style:style>
    <style:style style:name="P59" style:family="paragraph" style:parent-style-name="Standard">
      <style:paragraph-properties fo:margin-left="0.1945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0" style:family="paragraph" style:parent-style-name="Standard">
      <style:paragraph-properties fo:margin-left="0.4264in" fo:margin-right="0.248in" fo:margin-top="0.1689in" fo:margin-bottom="0in" loext:contextual-spacing="false" fo:line-height="100%" fo:text-align="start" style:justify-single-word="false" fo:keep-together="auto" fo:orphans="0" fo:widows="0" fo:text-indent="0.0102in" style:auto-text-indent="false" fo:break-before="auto" fo:break-after="auto" fo:padding="0in" fo:border="none" fo:keep-with-next="auto"/>
    </style:style>
    <style:style style:name="P61" style:family="paragraph" style:parent-style-name="Standard">
      <style:paragraph-properties fo:margin-left="0.4244in" fo:margin-right="0in" fo:margin-top="0.0028in" fo:margin-bottom="0in" loext:contextual-spacing="false" fo:line-height="114%" fo:text-align="justify" style:justify-single-word="false" fo:keep-together="auto" fo:orphans="0" fo:widows="0" fo:text-indent="0.022in" style:auto-text-indent="false" fo:break-before="auto" fo:break-after="auto" fo:padding="0in" fo:border="none" fo:keep-with-next="auto"/>
    </style:style>
    <style:style style:name="P62" style:family="paragraph" style:parent-style-name="Standard">
      <style:paragraph-properties fo:margin-left="0.4244in" fo:margin-right="0in" fo:margin-top="0.2453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3" style:family="paragraph" style:parent-style-name="Standard">
      <style:paragraph-properties fo:margin-left="0.9374in" fo:margin-right="0.2016in" fo:margin-top="0.0425in" fo:margin-bottom="0in" loext:contextual-spacing="false" fo:line-height="113%" fo:text-align="start" style:justify-single-word="false" fo:keep-together="auto" fo:orphans="0" fo:widows="0" fo:text-indent="-0.248in" style:auto-text-indent="false" fo:break-before="auto" fo:break-after="auto" fo:padding="0in" fo:border="none" fo:keep-with-next="auto"/>
    </style:style>
    <style:style style:name="P64" style:family="paragraph" style:parent-style-name="Standard">
      <style:paragraph-properties fo:margin-left="0.9374in" fo:margin-right="0.2016in" fo:margin-top="0.0425in" fo:margin-bottom="0in" loext:contextual-spacing="false" fo:line-height="113%" fo:text-align="start" style:justify-single-word="false" fo:keep-together="auto" fo:orphans="0" fo:widows="0" fo:text-indent="-0.248in" style:auto-text-indent="false" fo:break-before="auto" fo:break-after="auto" fo:padding="0in" fo:border="none" fo:keep-with-next="auto"/>
      <style:text-properties fo:color="#333333" style:font-name="Merriweather Sans" fo:font-size="12pt" style:font-name-asian="Merriweather Sans1" style:font-size-asian="12pt" style:font-name-complex="Merriweather Sans1" style:font-size-complex="12pt"/>
    </style:style>
    <style:style style:name="P65" style:family="paragraph" style:parent-style-name="Standard">
      <loext:graphic-properties draw:fill="solid" draw:fill-color="#1e1e1e"/>
      <style:paragraph-properties fo:margin-left="0.9374in" fo:margin-right="0.2016in" fo:margin-top="0.0425in" fo:margin-bottom="0in" loext:contextual-spacing="false" fo:line-height="150%" fo:orphans="0" fo:widows="0" fo:text-indent="-0.248in" style:auto-text-indent="false" fo:background-color="#1e1e1e"/>
    </style:style>
    <style:style style:name="P66" style:family="paragraph" style:parent-style-name="Standard">
      <style:paragraph-properties fo:margin-left="0.678in" fo:margin-right="0.2827in" fo:margin-top="0.0154in" fo:margin-bottom="0in" loext:contextual-spacing="false" fo:line-height="113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67" style:family="paragraph" style:parent-style-name="Standard">
      <style:paragraph-properties fo:margin-left="0.678in" fo:margin-right="0.2827in" fo:margin-top="0.0154in" fo:margin-bottom="0in" loext:contextual-spacing="false" fo:line-height="113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333333" style:font-name="Merriweather Sans" fo:font-size="12pt" style:font-name-asian="Merriweather Sans1" style:font-size-asian="12pt" style:font-name-complex="Merriweather Sans1" style:font-size-complex="12pt"/>
    </style:style>
    <style:style style:name="P68" style:family="paragraph" style:parent-style-name="Standard">
      <loext:graphic-properties draw:fill="solid" draw:fill-color="#1e1e1e"/>
      <style:paragraph-properties fo:margin-left="0.678in" fo:margin-right="0.2827in" fo:margin-top="0.0154in" fo:margin-bottom="0in" loext:contextual-spacing="false" fo:line-height="150%" fo:orphans="0" fo:widows="0" fo:text-indent="0in" style:auto-text-indent="false" fo:background-color="#1e1e1e"/>
    </style:style>
    <style:style style:name="P69" style:family="paragraph" style:parent-style-name="Standard">
      <style:paragraph-properties fo:margin-left="0.9264in" fo:margin-right="0.0709in" fo:margin-top="0.0154in" fo:margin-bottom="0in" loext:contextual-spacing="false" fo:line-height="112%" fo:text-align="start" style:justify-single-word="false" fo:keep-together="auto" fo:orphans="0" fo:widows="0" fo:text-indent="-0.2472in" style:auto-text-indent="false" fo:break-before="auto" fo:break-after="auto" fo:padding="0in" fo:border="none" fo:keep-with-next="auto"/>
    </style:style>
    <style:style style:name="P70" style:family="paragraph" style:parent-style-name="Standard">
      <style:paragraph-properties fo:margin-left="0.9264in" fo:margin-right="0.0709in" fo:margin-top="0.0154in" fo:margin-bottom="0in" loext:contextual-spacing="false" fo:line-height="112%" fo:text-align="start" style:justify-single-word="false" fo:keep-together="auto" fo:orphans="0" fo:widows="0" fo:text-indent="-0.2472in" style:auto-text-indent="false" fo:break-before="auto" fo:break-after="auto" fo:padding="0in" fo:border="none" fo:keep-with-next="auto"/>
      <style:text-properties fo:color="#333333" style:font-name="Merriweather Sans" fo:font-size="12pt" style:font-name-asian="Merriweather Sans1" style:font-size-asian="12pt" style:font-name-complex="Merriweather Sans1" style:font-size-complex="12pt"/>
    </style:style>
    <style:style style:name="P71" style:family="paragraph" style:parent-style-name="Standard">
      <loext:graphic-properties draw:fill="solid" draw:fill-color="#1e1e1e"/>
      <style:paragraph-properties fo:margin-left="0.9264in" fo:margin-right="0.0709in" fo:margin-top="0.0154in" fo:margin-bottom="0in" loext:contextual-spacing="false" fo:line-height="150%" fo:orphans="0" fo:widows="0" fo:text-indent="-0.2472in" style:auto-text-indent="false" fo:background-color="#1e1e1e"/>
    </style:style>
    <style:style style:name="P72" style:family="paragraph" style:parent-style-name="Standard">
      <style:paragraph-properties fo:margin-left="0.6953in" fo:margin-right="0in" fo:margin-top="0.0236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3" style:family="paragraph" style:parent-style-name="Standard">
      <style:paragraph-properties fo:margin-left="0.9382in" fo:margin-right="0in" fo:margin-top="0.0346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74" style:family="paragraph" style:parent-style-name="Standard">
      <style:paragraph-properties fo:margin-left="0.9382in" fo:margin-right="0in" fo:margin-top="0.0346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202124" style:font-name="Merriweather Sans" fo:font-size="12pt" style:font-name-asian="Merriweather Sans1" style:font-size-asian="12pt" style:font-name-complex="Merriweather Sans1" style:font-size-complex="12pt"/>
    </style:style>
    <style:style style:name="P75" style:family="paragraph" style:parent-style-name="Standard">
      <style:paragraph-properties fo:margin-left="0.1945in" fo:margin-right="0in" fo:margin-top="0.2492in" fo:margin-bottom="0in" loext:contextual-spacing="false" fo:line-height="100%" fo:orphans="0" fo:widows="0" fo:text-indent="0in" style:auto-text-indent="false"/>
    </style:style>
    <style:style style:name="P76" style:family="paragraph" style:parent-style-name="Standard">
      <style:paragraph-properties fo:margin-left="0.1945in" fo:margin-right="0in" fo:margin-top="0.2492in" fo:margin-bottom="0in" loext:contextual-spacing="false" fo:line-height="100%" fo:orphans="0" fo:widows="0" fo:text-indent="0in" style:auto-text-indent="false"/>
      <style:text-properties fo:color="#333333" style:font-name="Roboto" fo:font-size="12pt" style:font-name-asian="Roboto2" style:font-size-asian="12pt" style:font-name-complex="Roboto2" style:font-size-complex="12pt" fo:background-color="#ffffff"/>
    </style:style>
    <style:style style:name="P77" style:family="paragraph" style:parent-style-name="Standard">
      <loext:graphic-properties draw:fill="solid" draw:fill-color="#1e1e1e"/>
      <style:paragraph-properties fo:margin-left="0.1945in" fo:margin-right="0in" fo:margin-top="0in" fo:margin-bottom="0in" loext:contextual-spacing="false" fo:line-height="150%" fo:orphans="0" fo:widows="0" fo:text-indent="0in" style:auto-text-indent="false" fo:background-color="#1e1e1e"/>
    </style:style>
    <style:style style:name="P78" style:family="paragraph" style:parent-style-name="Standard">
      <style:paragraph-properties fo:margin-left="0.1945in" fo:margin-right="0in" fo:line-height="100%" fo:orphans="0" fo:widows="0" fo:text-indent="0in" style:auto-text-indent="false"/>
    </style:style>
    <style:style style:name="P79" style:family="paragraph" style:parent-style-name="Standard">
      <loext:graphic-properties draw:fill="solid" draw:fill-color="#1e1e1e"/>
      <style:paragraph-properties fo:margin-top="0in" fo:margin-bottom="0in" loext:contextual-spacing="false" fo:line-height="150%" fo:orphans="0" fo:widows="0" fo:background-color="#1e1e1e"/>
    </style:style>
    <style:style style:name="P80" style:family="paragraph" style:parent-style-name="Standard" style:list-style-name="WWNum7">
      <style:paragraph-properties fo:margin-left="0.5in" fo:margin-right="0in" fo:margin-top="0.2492in" fo:margin-bottom="0.139in" loext:contextual-spacing="false" fo:line-height="100%" fo:orphans="0" fo:widows="0" fo:text-indent="-0.25in" style:auto-text-indent="false"/>
    </style:style>
    <style:style style:name="P81" style:family="paragraph" style:parent-style-name="Standard" style:list-style-name="WWNum7">
      <style:paragraph-properties fo:margin-left="0.5in" fo:margin-right="0in" fo:margin-top="0in" fo:margin-bottom="0.139in" loext:contextual-spacing="false" fo:line-height="100%" fo:orphans="0" fo:widows="0" fo:text-indent="-0.25in" style:auto-text-indent="false"/>
    </style:style>
    <style:style style:name="P82" style:family="paragraph" style:parent-style-name="Standard" style:list-style-name="WWNum1">
      <loext:graphic-properties draw:fill="solid" draw:fill-color="#ffffff"/>
      <style:paragraph-properties fo:margin-left="0.5in" fo:margin-right="0in" fo:margin-top="0in" fo:margin-bottom="0in" loext:contextual-spacing="false" fo:line-height="156%" fo:orphans="0" fo:widows="0" fo:text-indent="-0.25in" style:auto-text-indent="false" fo:background-color="#ffffff" fo:padding-left="0in" fo:padding-right="0.028in" fo:padding-top="0.028in" fo:padding-bottom="0.028in" fo:border="none"/>
    </style:style>
    <style:style style:name="P83" style:family="paragraph" style:parent-style-name="Standard" style:list-style-name="WWNum6">
      <loext:graphic-properties draw:fill="solid" draw:fill-color="#ffffff"/>
      <style:paragraph-properties fo:margin-left="0.5in" fo:margin-right="0in" fo:margin-top="0in" fo:margin-bottom="0in" loext:contextual-spacing="false" fo:line-height="156%" fo:orphans="0" fo:widows="0" fo:text-indent="-0.25in" style:auto-text-indent="false" fo:background-color="#ffffff" fo:padding-left="0in" fo:padding-right="0.028in" fo:padding-top="0.028in" fo:padding-bottom="0.028in" fo:border="none"/>
    </style:style>
    <style:style style:name="P84" style:family="paragraph" style:parent-style-name="Standard" style:list-style-name="WWNum2">
      <loext:graphic-properties draw:fill="solid" draw:fill-color="#ffffff"/>
      <style:paragraph-properties fo:margin-left="0.5in" fo:margin-right="0in" fo:margin-top="0in" fo:margin-bottom="0in" loext:contextual-spacing="false" fo:line-height="156%" fo:orphans="0" fo:widows="0" fo:text-indent="-0.25in" style:auto-text-indent="false" fo:background-color="#ffffff" fo:padding-left="0in" fo:padding-right="0.028in" fo:padding-top="0.028in" fo:padding-bottom="0.028in" fo:border="none"/>
    </style:style>
    <style:style style:name="P85" style:family="paragraph" style:parent-style-name="Standard" style:list-style-name="WWNum1">
      <loext:graphic-properties draw:fill="solid" draw:fill-color="#ffffff"/>
      <style:paragraph-properties fo:margin-left="0.5in" fo:margin-right="0in" fo:margin-top="0in" fo:margin-bottom="0.1665in" loext:contextual-spacing="false" fo:line-height="156%" fo:orphans="0" fo:widows="0" fo:text-indent="-0.25in" style:auto-text-indent="false" fo:background-color="#ffffff" fo:padding-left="0in" fo:padding-right="0.028in" fo:padding-top="0.028in" fo:padding-bottom="0.028in" fo:border="none"/>
    </style:style>
    <style:style style:name="P86" style:family="paragraph" style:parent-style-name="Standard" style:list-style-name="WWNum6">
      <loext:graphic-properties draw:fill="solid" draw:fill-color="#ffffff"/>
      <style:paragraph-properties fo:margin-left="0.5in" fo:margin-right="0in" fo:margin-top="0in" fo:margin-bottom="0.1665in" loext:contextual-spacing="false" fo:line-height="156%" fo:orphans="0" fo:widows="0" fo:text-indent="-0.25in" style:auto-text-indent="false" fo:background-color="#ffffff" fo:padding-left="0in" fo:padding-right="0.028in" fo:padding-top="0.028in" fo:padding-bottom="0.028in" fo:border="none"/>
    </style:style>
    <style:style style:name="P87" style:family="paragraph" style:parent-style-name="Standard" style:list-style-name="WWNum2">
      <loext:graphic-properties draw:fill="solid" draw:fill-color="#ffffff"/>
      <style:paragraph-properties fo:margin-left="0.5in" fo:margin-right="0in" fo:margin-top="0in" fo:margin-bottom="0.1665in" loext:contextual-spacing="false" fo:line-height="156%" fo:orphans="0" fo:widows="0" fo:text-indent="-0.25in" style:auto-text-indent="false" fo:background-color="#ffffff" fo:padding-left="0in" fo:padding-right="0.028in" fo:padding-top="0.028in" fo:padding-bottom="0.028in" fo:border="none"/>
    </style:style>
    <style:style style:name="P88" style:family="paragraph" style:parent-style-name="Standard" style:list-style-name="WWNum6">
      <loext:graphic-properties draw:fill="solid" draw:fill-color="#ffffff"/>
      <style:paragraph-properties fo:margin-left="0.5in" fo:margin-right="0in" fo:margin-top="0.2083in" fo:margin-bottom="0in" loext:contextual-spacing="false" fo:line-height="156%" fo:orphans="0" fo:widows="0" fo:text-indent="-0.25in" style:auto-text-indent="false" fo:background-color="#ffffff" fo:padding-left="0in" fo:padding-right="0.028in" fo:padding-top="0.028in" fo:padding-bottom="0.028in" fo:border="none"/>
    </style:style>
    <style:style style:name="P89" style:family="paragraph" style:parent-style-name="Standard" style:list-style-name="WWNum2">
      <loext:graphic-properties draw:fill="solid" draw:fill-color="#ffffff"/>
      <style:paragraph-properties fo:margin-left="0.5in" fo:margin-right="0in" fo:margin-top="0.2083in" fo:margin-bottom="0in" loext:contextual-spacing="false" fo:line-height="156%" fo:orphans="0" fo:widows="0" fo:text-indent="-0.25in" style:auto-text-indent="false" fo:background-color="#ffffff" fo:padding-left="0in" fo:padding-right="0.028in" fo:padding-top="0.028in" fo:padding-bottom="0.028in" fo:border="none"/>
    </style:style>
    <style:style style:name="P90" style:family="paragraph" style:parent-style-name="Standard">
      <loext:graphic-properties draw:fill="solid" draw:fill-color="#1e1e1e"/>
      <style:paragraph-properties fo:margin-left="0.9382in" fo:margin-right="0in" fo:margin-top="0.0346in" fo:margin-bottom="0in" loext:contextual-spacing="false" fo:line-height="150%" fo:orphans="0" fo:widows="0" fo:text-indent="0in" style:auto-text-indent="false" fo:background-color="#1e1e1e"/>
    </style:style>
    <style:style style:name="P91" style:family="paragraph" style:parent-style-name="Standard">
      <loext:graphic-properties draw:fill="solid" draw:fill-color="#1e1e1e"/>
      <style:paragraph-properties fo:margin-left="0.9382in" fo:margin-right="0in" fo:margin-top="0.0346in" fo:margin-bottom="0in" loext:contextual-spacing="false" fo:line-height="150%" fo:orphans="0" fo:widows="0" fo:text-indent="0in" style:auto-text-indent="false" fo:background-color="#1e1e1e"/>
      <style:text-properties fo:color="#d4d4d4" style:font-name="Courier New" fo:font-size="9pt" style:font-name-asian="Courier New1" style:font-size-asian="9pt" style:font-name-complex="Courier New1" style:font-size-complex="9pt"/>
    </style:style>
    <style:style style:name="P92" style:family="paragraph" style:parent-style-name="Standard">
      <style:paragraph-properties fo:margin-left="0.4264in" fo:margin-right="0.0638in" fo:margin-top="0.2425in" fo:margin-bottom="0in" loext:contextual-spacing="false" fo:line-height="99%" fo:text-align="start" style:justify-single-word="false" fo:keep-together="auto" fo:orphans="0" fo:widows="0" fo:text-indent="0.0083in" style:auto-text-indent="false" fo:break-before="auto" fo:break-after="auto" fo:padding="0in" fo:border="none" fo:keep-with-next="auto"/>
    </style:style>
    <style:style style:name="P93" style:family="paragraph" style:parent-style-name="Standard">
      <style:paragraph-properties fo:margin-left="0.4264in" fo:margin-right="0.0638in" fo:margin-top="0.2425in" fo:margin-bottom="0in" loext:contextual-spacing="false" fo:line-height="99%" fo:text-align="start" style:justify-single-word="false" fo:keep-together="auto" fo:orphans="0" fo:widows="0" fo:text-indent="0.0083in" style:auto-text-indent="false" fo:break-before="auto" fo:break-after="auto" fo:padding="0in" fo:border="none" fo:keep-with-next="auto"/>
      <style:text-properties fo:color="#24292e" style:font-name="Merriweather Sans" fo:font-size="12pt" style:font-name-asian="Merriweather Sans1" style:font-size-asian="12pt" style:font-name-complex="Merriweather Sans1" style:font-size-complex="12pt"/>
    </style:style>
    <style:style style:name="P94" style:family="paragraph" style:parent-style-name="Standard">
      <style:paragraph-properties fo:margin-left="0in" fo:margin-right="0.0638in" fo:margin-top="0.2425in" fo:margin-bottom="0in" loext:contextual-spacing="false" fo:line-height="99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24292e" style:font-name="Merriweather Sans" fo:font-size="12pt" style:font-name-asian="Merriweather Sans1" style:font-size-asian="12pt" style:font-name-complex="Merriweather Sans1" style:font-size-complex="12pt"/>
    </style:style>
    <style:style style:name="P95" style:family="paragraph" style:parent-style-name="Standard">
      <style:paragraph-properties fo:margin-left="0.4272in" fo:margin-right="0.189in" fo:margin-top="0.2319in" fo:margin-bottom="0in" loext:contextual-spacing="false" fo:line-height="109%" fo:text-align="start" style:justify-single-word="false" fo:keep-together="auto" fo:orphans="0" fo:widows="0" fo:text-indent="-0.0063in" style:auto-text-indent="false" fo:break-before="auto" fo:break-after="auto" fo:padding="0in" fo:border="none" fo:keep-with-next="auto"/>
    </style:style>
    <style:style style:name="P96" style:family="paragraph" style:parent-style-name="Standard">
      <style:paragraph-properties fo:margin-left="0.4272in" fo:margin-right="0.189in" fo:margin-top="0.2319in" fo:margin-bottom="0in" loext:contextual-spacing="false" fo:line-height="109%" fo:orphans="0" fo:widows="0" fo:text-indent="-0.0063in" style:auto-text-indent="false"/>
    </style:style>
    <style:style style:name="P97" style:family="paragraph" style:parent-style-name="Standard">
      <loext:graphic-properties draw:fill="solid" draw:fill-color="#1e1e1e"/>
      <style:paragraph-properties fo:margin-left="0.4272in" fo:margin-right="0.189in" fo:margin-top="0.2319in" fo:margin-bottom="0in" loext:contextual-spacing="false" fo:line-height="150%" fo:orphans="0" fo:widows="0" fo:text-indent="-0.0063in" style:auto-text-indent="false" fo:background-color="#1e1e1e"/>
    </style:style>
    <style:style style:name="P98" style:family="paragraph" style:parent-style-name="Standard">
      <style:paragraph-properties fo:margin-left="0.4272in" fo:margin-right="0.189in" fo:margin-top="0.2319in" fo:margin-bottom="0in" loext:contextual-spacing="false" fo:line-height="109%" fo:orphans="0" fo:widows="0" fo:text-indent="-0.0063in" style:auto-text-indent="false"/>
      <style:text-properties fo:color="#24292e" style:font-name="Roboto" fo:font-size="12pt" style:font-name-asian="Roboto2" style:font-size-asian="12pt" style:font-name-complex="Roboto2" style:font-size-complex="12pt" fo:background-color="#ffffff"/>
    </style:style>
    <style:style style:name="P99" style:family="paragraph" style:parent-style-name="Standard">
      <loext:graphic-properties draw:fill="solid" draw:fill-color="#1e1e1e"/>
      <style:paragraph-properties fo:margin-left="0.4272in" fo:margin-right="0.189in" fo:margin-top="0in" fo:margin-bottom="0in" loext:contextual-spacing="false" fo:line-height="150%" fo:orphans="0" fo:widows="0" fo:text-indent="-0.0063in" style:auto-text-indent="false" fo:background-color="#1e1e1e"/>
      <style:text-properties fo:color="#d4d4d4" style:font-name="Courier New" fo:font-size="9pt" style:font-name-asian="Courier New1" style:font-size-asian="9pt" style:font-name-complex="Courier New1" style:font-size-complex="9pt"/>
    </style:style>
    <style:style style:name="P100" style:family="paragraph" style:parent-style-name="Standard">
      <loext:graphic-properties draw:fill="solid" draw:fill-color="#1e1e1e"/>
      <style:paragraph-properties fo:margin-left="0.4272in" fo:margin-right="0.189in" fo:margin-top="0in" fo:margin-bottom="0in" loext:contextual-spacing="false" fo:line-height="150%" fo:orphans="0" fo:widows="0" fo:text-indent="-0.0063in" style:auto-text-indent="false" fo:background-color="#1e1e1e"/>
    </style:style>
    <style:style style:name="P101" style:family="paragraph" style:parent-style-name="Standard">
      <style:paragraph-properties fo:margin-left="0.1874in" fo:margin-right="0.0839in" fo:margin-top="0.6264in" fo:margin-bottom="0in" loext:contextual-spacing="false" fo:line-height="155%" fo:text-align="start" style:justify-single-word="false" fo:keep-together="auto" fo:orphans="0" fo:widows="0" fo:text-indent="0.0366in" style:auto-text-indent="false" fo:break-before="auto" fo:break-after="auto" fo:padding="0in" fo:border="none" fo:keep-with-next="auto"/>
    </style:style>
    <style:style style:name="P102" style:family="paragraph" style:parent-style-name="Standard" style:list-style-name="WWNum8">
      <style:paragraph-properties fo:margin-left="0.5in" fo:margin-right="0.0839in" fo:margin-top="0in" fo:margin-bottom="0in" loext:contextual-spacing="false" fo:line-height="155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103" style:family="paragraph" style:parent-style-name="Standard" style:list-style-name="WWNum4">
      <style:paragraph-properties fo:margin-left="0.5in" fo:margin-right="0.0839in" fo:margin-top="0in" fo:margin-bottom="0in" loext:contextual-spacing="false" fo:line-height="155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104" style:family="paragraph" style:parent-style-name="Standard">
      <style:paragraph-properties fo:margin-left="0in" fo:margin-right="0.0839in" fo:margin-top="0in" fo:margin-bottom="0in" loext:contextual-spacing="false" fo:line-height="15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333333" style:font-name="Roboto" fo:font-size="12pt" style:font-name-asian="Roboto2" style:font-size-asian="12pt" style:font-name-complex="Roboto2" style:font-size-complex="12pt"/>
    </style:style>
    <style:style style:name="P105" style:family="paragraph" style:parent-style-name="Standard">
      <loext:graphic-properties draw:fill="solid" draw:fill-color="#1e1e1e"/>
      <style:paragraph-properties fo:margin-left="0.5in" fo:margin-right="0.0839in" fo:line-height="150%" fo:orphans="0" fo:widows="0" fo:text-indent="0in" style:auto-text-indent="false" fo:background-color="#1e1e1e"/>
    </style:style>
    <style:style style:name="P106" style:family="paragraph" style:parent-style-name="Standard">
      <loext:graphic-properties draw:fill="solid" draw:fill-color="#1e1e1e"/>
      <style:paragraph-properties fo:margin-left="0.5in" fo:margin-right="0.0839in" fo:line-height="150%" fo:orphans="0" fo:widows="0" fo:text-indent="0in" style:auto-text-indent="false" fo:background-color="#1e1e1e"/>
      <style:text-properties fo:color="#d4d4d4" style:font-name="Courier New" fo:font-size="9pt" style:font-name-asian="Courier New1" style:font-size-asian="9pt" style:font-name-complex="Courier New1" style:font-size-complex="9pt"/>
    </style:style>
    <style:style style:name="P107" style:family="paragraph" style:parent-style-name="Standard">
      <style:paragraph-properties fo:margin-left="0.5in" fo:margin-right="0.0839in" fo:line-height="155%" fo:orphans="0" fo:widows="0" fo:text-indent="0in" style:auto-text-indent="false"/>
      <style:text-properties fo:color="#333333" style:font-name="Merriweather Sans" fo:font-size="12pt" style:font-name-asian="Merriweather Sans1" style:font-size-asian="12pt" style:font-name-complex="Merriweather Sans1" style:font-size-complex="12pt"/>
    </style:style>
    <style:style style:name="P108" style:family="paragraph" style:parent-style-name="Standard">
      <style:paragraph-properties fo:margin-left="0.5in" fo:margin-right="0.0839in" fo:margin-top="0in" fo:margin-bottom="0in" loext:contextual-spacing="false" fo:line-height="15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d4d4d4" style:font-name="Courier New" fo:font-size="9pt" style:font-name-asian="Courier New1" style:font-size-asian="9pt" style:font-name-complex="Courier New1" style:font-size-complex="9pt"/>
    </style:style>
    <style:style style:name="P109" style:family="paragraph" style:parent-style-name="Standard">
      <style:paragraph-properties fo:margin-left="0in" fo:margin-right="0.0839in" fo:margin-top="0in" fo:margin-bottom="0in" loext:contextual-spacing="false" fo:line-height="15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d4d4d4" style:font-name="Courier New" fo:font-size="9pt" style:font-name-asian="Courier New1" style:font-size-asian="9pt" style:font-name-complex="Courier New1" style:font-size-complex="9pt"/>
    </style:style>
    <style:style style:name="P110" style:family="paragraph" style:parent-style-name="Standard">
      <style:paragraph-properties fo:margin-left="0in" fo:margin-right="0.0839in" fo:line-height="155%" fo:orphans="0" fo:widows="0" fo:text-indent="0in" style:auto-text-indent="false"/>
    </style:style>
    <style:style style:name="T1" style:family="text">
      <style:text-properties fo:font-variant="normal" fo:text-transform="none" fo:color="#0b5394" style:text-line-through-style="none" style:text-line-through-type="none" style:text-position="0% 100%" style:font-name="Oswald" fo:font-size="16pt" fo:font-style="normal" style:text-underline-style="none" fo:font-weight="bold" style:font-name-asian="Oswald1" style:font-size-asian="16pt" style:font-style-asian="normal" style:font-weight-asian="bold" style:font-name-complex="Oswald1" style:font-size-complex="16pt"/>
    </style:style>
    <style:style style:name="T2" style:family="text">
      <style:text-properties fo:font-variant="normal" fo:text-transform="none" fo:color="#333333" style:text-line-through-style="none" style:text-line-through-type="none" style:text-position="0% 100%" style:font-name="Merriweather Sans" fo:font-size="12pt" fo:font-style="normal" style:text-underline-style="none" fo:font-weight="bold" style:font-name-asian="Merriweather Sans1" style:font-size-asian="12pt" style:font-style-asian="normal" style:font-weight-asian="bold" style:font-name-complex="Merriweather Sans1" style:font-size-complex="12pt" fo:background-color="#ffffff"/>
    </style:style>
    <style:style style:name="T3" style:family="text">
      <style:text-properties fo:font-variant="normal" fo:text-transform="none" fo:color="#333333" style:text-line-through-style="none" style:text-line-through-type="none" style:text-position="0% 100%" style:font-name="Merriweather Sans" fo:font-size="12pt" fo:font-style="normal" style:text-underline-style="none" fo:font-weight="bold" style:font-name-asian="Merriweather Sans1" style:font-size-asian="12pt" style:font-style-asian="normal" style:font-weight-asian="bold" style:font-name-complex="Merriweather Sans1" style:font-size-complex="12pt"/>
    </style:style>
    <style:style style:name="T4" style:family="text">
      <style:text-properties fo:font-variant="normal" fo:text-transform="none" fo:color="#333333" style:text-line-through-style="none" style:text-line-through-type="none" style:text-position="0% 100%" style:font-name="Merriweather Sans" fo:font-size="12pt" fo:font-style="normal" style:text-underline-style="none" fo:font-weight="normal" style:font-name-asian="Merriweather Sans1" style:font-size-asian="12pt" style:font-style-asian="normal" style:font-weight-asian="normal" style:font-name-complex="Merriweather Sans1" style:font-size-complex="12pt" fo:background-color="#ffffff"/>
    </style:style>
    <style:style style:name="T5" style:family="text">
      <style:text-properties fo:font-variant="normal" fo:text-transform="none" fo:color="#333333" style:text-line-through-style="none" style:text-line-through-type="none" style:text-position="0% 100%" style:font-name="Merriweather Sans" fo:font-size="12pt" fo:font-style="normal" style:text-underline-style="none" fo:font-weight="normal" style:font-name-asian="Merriweather Sans1" style:font-size-asian="12pt" style:font-style-asian="normal" style:font-weight-asian="normal" style:font-name-complex="Merriweather Sans1" style:font-size-complex="12pt"/>
    </style:style>
    <style:style style:name="T6" style:family="text">
      <style:text-properties fo:font-variant="normal" fo:text-transform="none" fo:color="#333333" style:text-line-through-style="none" style:text-line-through-type="none" style:text-position="0% 100%" style:font-name="Roboto" fo:font-size="12pt" fo:font-style="normal" style:text-underline-style="none" style:font-name-asian="Roboto2" style:font-size-asian="12pt" style:font-style-asian="normal" style:font-name-complex="Roboto2" style:font-size-complex="12pt" fo:background-color="#ffffff"/>
    </style:style>
    <style:style style:name="T7" style:family="text">
      <style:text-properties fo:font-variant="normal" fo:text-transform="none" fo:color="#333333" style:text-line-through-style="none" style:text-line-through-type="none" style:text-position="0% 100%" style:font-name="Roboto" fo:font-size="12pt" fo:font-style="normal" style:text-underline-style="none" style:font-name-asian="Roboto2" style:font-size-asian="12pt" style:font-style-asian="normal" style:font-name-complex="Roboto2" style:font-size-complex="12pt"/>
    </style:style>
    <style:style style:name="T8" style:family="text">
      <style:text-properties fo:font-variant="normal" fo:text-transform="none" fo:color="#2d3748" style:text-line-through-style="none" style:text-line-through-type="none" style:text-position="0% 100%" style:font-name="Merriweather Sans" fo:font-size="12pt" fo:font-style="normal" style:text-underline-style="none" fo:font-weight="bold" style:font-name-asian="Merriweather Sans1" style:font-size-asian="12pt" style:font-style-asian="normal" style:font-weight-asian="bold" style:font-name-complex="Merriweather Sans1" style:font-size-complex="12pt" fo:background-color="#ffffff"/>
    </style:style>
    <style:style style:name="T9" style:family="text">
      <style:text-properties fo:font-variant="normal" fo:text-transform="none" fo:color="#2d3748" style:text-line-through-style="none" style:text-line-through-type="none" style:text-position="0% 100%" style:font-name="Merriweather Sans" fo:font-size="12pt" fo:font-style="normal" style:text-underline-style="none" fo:font-weight="bold" style:font-name-asian="Merriweather Sans1" style:font-size-asian="12pt" style:font-style-asian="normal" style:font-weight-asian="bold" style:font-name-complex="Merriweather Sans1" style:font-size-complex="12pt"/>
    </style:style>
    <style:style style:name="T10" style:family="text">
      <style:text-properties fo:font-variant="normal" fo:text-transform="none" fo:color="#2d3748" style:text-line-through-style="none" style:text-line-through-type="none" style:text-position="0% 100%" style:font-name="Merriweather Sans" fo:font-size="12pt" fo:font-style="normal" style:text-underline-style="none" fo:font-weight="normal" style:font-name-asian="Merriweather Sans1" style:font-size-asian="12pt" style:font-style-asian="normal" style:font-weight-asian="normal" style:font-name-complex="Merriweather Sans1" style:font-size-complex="12pt"/>
    </style:style>
    <style:style style:name="T11" style:family="text">
      <style:text-properties fo:font-variant="normal" fo:text-transform="none" fo:color="#2d3748" style:text-line-through-style="none" style:text-line-through-type="none" style:text-position="0% 100%" style:font-name="Merriweather Sans" fo:font-size="12pt" fo:font-style="normal" style:text-underline-style="none" fo:font-weight="normal" style:font-name-asian="Merriweather Sans1" style:font-size-asian="12pt" style:font-style-asian="normal" style:font-weight-asian="normal" style:font-name-complex="Merriweather Sans1" style:font-size-complex="12pt" fo:background-color="#ffffff"/>
    </style:style>
    <style:style style:name="T12" style:family="text">
      <style:text-properties fo:font-variant="normal" fo:text-transform="none" fo:color="#2d3748" style:text-line-through-style="none" style:text-line-through-type="none" style:text-position="0% 100%" style:font-name="Merriweather Sans" fo:font-size="12pt" fo:font-style="normal" style:text-underline-style="solid" style:text-underline-width="auto" style:text-underline-color="font-color" fo:font-weight="normal" style:font-name-asian="Merriweather Sans1" style:font-size-asian="12pt" style:font-style-asian="normal" style:font-weight-asian="normal" style:font-name-complex="Merriweather Sans1" style:font-size-complex="12pt" fo:background-color="#ffffff"/>
    </style:style>
    <style:style style:name="T13" style:family="text">
      <style:text-properties fo:font-variant="normal" fo:text-transform="none" fo:color="#2d3748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 fo:background-color="#ffffff"/>
    </style:style>
    <style:style style:name="T14" style:family="text">
      <style:text-properties fo:font-variant="normal" fo:text-transform="none" fo:color="#2d3748" style:text-line-through-style="none" style:text-line-through-type="none" style:text-position="0% 100%" style:font-name="Roboto" fo:font-size="12pt" fo:font-style="normal" style:text-underline-style="none" fo:font-weight="bold" style:font-name-asian="Roboto2" style:font-size-asian="12pt" style:font-style-asian="normal" style:font-weight-asian="bold" style:font-name-complex="Roboto2" style:font-size-complex="12pt" fo:background-color="#ffffff"/>
    </style:style>
    <style:style style:name="T15" style:family="text">
      <style:text-properties fo:font-variant="normal" fo:text-transform="none" fo:color="#2d3748" style:text-line-through-style="none" style:text-line-through-type="none" style:text-position="0% 100%" style:font-name="Roboto" fo:font-size="12pt" fo:font-style="normal" style:text-underline-style="none" fo:font-weight="bold" style:font-name-asian="Roboto2" style:font-size-asian="12pt" style:font-style-asian="normal" style:font-weight-asian="bold" style:font-name-complex="Roboto2" style:font-size-complex="12pt"/>
    </style:style>
    <style:style style:name="T16" style:family="text">
      <style:text-properties fo:font-variant="normal" fo:text-transform="none" fo:color="#c586c0" style:text-line-through-style="none" style:text-line-through-type="none" style:text-position="0% 100%" style:font-name="Merriweather Sans" fo:font-size="12pt" fo:font-style="normal" style:text-underline-style="none" fo:font-weight="normal" style:font-name-asian="Merriweather Sans1" style:font-size-asian="12pt" style:font-style-asian="normal" style:font-weight-asian="normal" style:font-name-complex="Merriweather Sans1" style:font-size-complex="12pt" fo:background-color="#ffffff"/>
    </style:style>
    <style:style style:name="T17" style:family="text">
      <style:text-properties fo:font-variant="normal" fo:text-transform="none" fo:color="#c586c0" style:text-line-through-style="none" style:text-line-through-type="none" style:text-position="0% 100%" style:font-name="Merriweather Sans" fo:font-size="12pt" fo:font-style="normal" style:text-underline-style="none" fo:font-weight="normal" style:font-name-asian="Merriweather Sans1" style:font-size-asian="12pt" style:font-style-asian="normal" style:font-weight-asian="normal" style:font-name-complex="Merriweather Sans1" style:font-size-complex="12pt"/>
    </style:style>
    <style:style style:name="T18" style:family="text">
      <style:text-properties fo:font-variant="normal" fo:text-transform="none" fo:color="#c586c0" style:text-line-through-style="none" style:text-line-through-type="none" style:text-position="0% 100%" style:font-name="Merriweather Sans" fo:font-size="12pt" fo:font-style="normal" style:text-underline-style="none" fo:font-weight="bold" style:font-name-asian="Merriweather Sans1" style:font-size-asian="12pt" style:font-style-asian="normal" style:font-weight-asian="bold" style:font-name-complex="Merriweather Sans1" style:font-size-complex="12pt" fo:background-color="#ffffff"/>
    </style:style>
    <style:style style:name="T19" style:family="text">
      <style:text-properties fo:font-variant="normal" fo:text-transform="none" fo:color="#202124" style:text-line-through-style="none" style:text-line-through-type="none" style:text-position="0% 100%" style:font-name="Merriweather Sans" fo:font-size="12pt" fo:font-style="normal" style:text-underline-style="none" fo:font-weight="normal" style:font-name-asian="Merriweather Sans1" style:font-size-asian="12pt" style:font-style-asian="normal" style:font-weight-asian="normal" style:font-name-complex="Merriweather Sans1" style:font-size-complex="12pt" fo:background-color="#ffffff"/>
    </style:style>
    <style:style style:name="T20" style:family="text">
      <style:text-properties fo:font-variant="normal" fo:text-transform="none" fo:color="#202124" style:text-line-through-style="none" style:text-line-through-type="none" style:text-position="0% 100%" style:font-name="Merriweather Sans" fo:font-size="12pt" fo:font-style="normal" style:text-underline-style="none" fo:font-weight="normal" style:font-name-asian="Merriweather Sans1" style:font-size-asian="12pt" style:font-style-asian="normal" style:font-weight-asian="normal" style:font-name-complex="Merriweather Sans1" style:font-size-complex="12pt"/>
    </style:style>
    <style:style style:name="T21" style:family="text">
      <style:text-properties fo:font-variant="normal" fo:text-transform="none" fo:color="#24292e" style:text-line-through-style="none" style:text-line-through-type="none" style:text-position="0% 100%" style:font-name="Roboto" fo:font-size="12pt" fo:font-style="normal" style:text-underline-style="none" style:font-name-asian="Roboto2" style:font-size-asian="12pt" style:font-style-asian="normal" style:font-name-complex="Roboto2" style:font-size-complex="12pt" fo:background-color="#ffffff"/>
    </style:style>
    <style:style style:name="T22" style:family="text">
      <style:text-properties fo:font-variant="normal" fo:text-transform="none" fo:color="#24292e" style:text-line-through-style="none" style:text-line-through-type="none" style:text-position="0% 100%" style:font-name="Roboto" fo:font-size="12pt" fo:font-style="normal" style:text-underline-style="none" style:font-name-asian="Roboto2" style:font-size-asian="12pt" style:font-style-asian="normal" style:font-name-complex="Roboto2" style:font-size-complex="12pt"/>
    </style:style>
    <style:style style:name="T23" style:family="text">
      <style:text-properties fo:font-variant="normal" fo:text-transform="none" fo:color="#24292e" style:text-line-through-style="none" style:text-line-through-type="none" style:text-position="0% 100%" style:font-name="Roboto" fo:font-size="12pt" fo:font-style="normal" style:text-underline-style="none" fo:font-weight="bold" style:font-name-asian="Roboto2" style:font-size-asian="12pt" style:font-style-asian="normal" style:font-weight-asian="bold" style:font-name-complex="Roboto2" style:font-size-complex="12pt" fo:background-color="#ffffff"/>
    </style:style>
    <style:style style:name="T24" style:family="text">
      <style:text-properties fo:font-variant="normal" fo:text-transform="none" fo:color="#24292e" style:text-line-through-style="none" style:text-line-through-type="none" style:text-position="0% 100%" style:font-name="Roboto" fo:font-size="12pt" fo:font-style="normal" style:text-underline-style="none" fo:font-weight="bold" style:font-name-asian="Roboto2" style:font-size-asian="12pt" style:font-style-asian="normal" style:font-weight-asian="bold" style:font-name-complex="Roboto2" style:font-size-complex="12pt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Roboto" fo:font-size="12pt" fo:font-style="normal" style:text-underline-style="solid" style:text-underline-width="auto" style:text-underline-color="font-color" style:font-name-asian="Roboto2" style:font-size-asian="12pt" style:font-style-asian="normal" style:font-name-complex="Roboto2" style:font-size-complex="12pt" fo:background-color="#ffffff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Roboto" fo:font-size="12pt" fo:font-style="normal" style:text-underline-style="none" style:font-name-asian="Roboto2" style:font-size-asian="12pt" style:font-style-asian="normal" style:font-name-complex="Roboto2" style:font-size-complex="12pt" fo:background-color="#ffffff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Roboto" fo:font-size="12pt" fo:font-style="normal" style:text-underline-style="none" fo:font-weight="bold" style:font-name-asian="Roboto2" style:font-size-asian="12pt" style:font-style-asian="normal" style:font-weight-asian="bold" style:font-name-complex="Roboto2" style:font-size-complex="12pt" fo:background-color="#ffffff"/>
    </style:style>
    <style:style style:name="T28" style:family="text">
      <style:text-properties fo:color="#0b5394" style:font-name="Oswald" fo:font-size="16pt" fo:font-weight="bold" style:font-name-asian="Oswald1" style:font-size-asian="16pt" style:font-weight-asian="bold" style:font-name-complex="Oswald1" style:font-size-complex="16pt"/>
    </style:style>
    <style:style style:name="T29" style:family="text">
      <style:text-properties style:font-name="Oswald" fo:font-size="16pt" fo:font-weight="bold" style:font-name-asian="Oswald1" style:font-size-asian="16pt" style:font-weight-asian="bold" style:font-name-complex="Oswald1" style:font-size-complex="16pt"/>
    </style:style>
    <style:style style:name="T30" style:family="text">
      <style:text-properties fo:color="#333333" style:font-name="Merriweather Sans" fo:font-size="12pt" style:font-name-asian="Merriweather Sans1" style:font-size-asian="12pt" style:font-name-complex="Merriweather Sans1" style:font-size-complex="12pt"/>
    </style:style>
    <style:style style:name="T31" style:family="text">
      <style:text-properties fo:color="#333333" style:font-name="Merriweather Sans" fo:font-size="12pt" style:font-name-asian="Merriweather Sans1" style:font-size-asian="12pt" style:font-name-complex="Merriweather Sans1" style:font-size-complex="12pt" fo:background-color="#ffffff"/>
    </style:style>
    <style:style style:name="T32" style:family="text">
      <style:text-properties fo:color="#333333" style:font-name="Merriweather Sans" fo:font-size="12pt" fo:font-weight="bold" style:font-name-asian="Merriweather Sans1" style:font-size-asian="12pt" style:font-weight-asian="bold" style:font-name-complex="Merriweather Sans1" style:font-size-complex="12pt" fo:background-color="#ffffff"/>
    </style:style>
    <style:style style:name="T33" style:family="text">
      <style:text-properties fo:color="#333333" style:font-name="Merriweather Sans" fo:font-size="12pt" fo:font-weight="bold" style:font-name-asian="Merriweather Sans1" style:font-size-asian="12pt" style:font-weight-asian="bold" style:font-name-complex="Merriweather Sans1" style:font-size-complex="12pt"/>
    </style:style>
    <style:style style:name="T34" style:family="text">
      <style:text-properties fo:color="#333333" style:font-name="Merriweather Sans" fo:font-size="12pt" style:text-underline-style="none" style:font-name-asian="Merriweather Sans1" style:font-size-asian="12pt" style:font-name-complex="Merriweather Sans1" style:font-size-complex="12pt"/>
    </style:style>
    <style:style style:name="T35" style:family="text">
      <style:text-properties fo:color="#333333" style:font-name="Merriweather Sans" fo:font-size="12pt" style:text-underline-style="solid" style:text-underline-width="auto" style:text-underline-color="font-color" style:font-name-asian="Merriweather Sans1" style:font-size-asian="12pt" style:font-name-complex="Merriweather Sans1" style:font-size-complex="12pt" fo:background-color="#ffffff"/>
    </style:style>
    <style:style style:name="T36" style:family="text">
      <style:text-properties fo:color="#333333" style:font-name="Merriweather Sans" fo:font-size="12pt" style:text-underline-style="solid" style:text-underline-width="auto" style:text-underline-color="font-color" fo:font-weight="bold" style:font-name-asian="Merriweather Sans1" style:font-size-asian="12pt" style:font-weight-asian="bold" style:font-name-complex="Merriweather Sans1" style:font-size-complex="12pt" fo:background-color="#ffffff"/>
    </style:style>
    <style:style style:name="T37" style:family="text">
      <style:text-properties fo:color="#333333" style:font-name="Roboto" fo:font-size="12pt" style:font-name-asian="Roboto2" style:font-size-asian="12pt" style:font-name-complex="Roboto2" style:font-size-complex="12pt" fo:background-color="#ffffff"/>
    </style:style>
    <style:style style:name="T38" style:family="text">
      <style:text-properties fo:color="#333333" style:font-name="Roboto" fo:font-size="12pt" style:font-name-asian="Roboto2" style:font-size-asian="12pt" style:font-name-complex="Roboto2" style:font-size-complex="12pt"/>
    </style:style>
    <style:style style:name="T39" style:family="text">
      <style:text-properties fo:color="#333333" style:font-name="Roboto" fo:font-size="12pt" fo:font-weight="bold" style:font-name-asian="Roboto2" style:font-size-asian="12pt" style:font-weight-asian="bold" style:font-name-complex="Roboto2" style:font-size-complex="12pt"/>
    </style:style>
    <style:style style:name="T40" style:family="text">
      <style:text-properties fo:color="#333333" style:font-name="Roboto" fo:font-size="12pt" style:text-underline-style="none" style:font-name-asian="Roboto2" style:font-size-asian="12pt" style:font-name-complex="Roboto2" style:font-size-complex="12pt" fo:background-color="#ffffff"/>
    </style:style>
    <style:style style:name="T41" style:family="text">
      <style:text-properties fo:color="#569cd6" style:font-name="Courier New" fo:font-size="9pt" style:font-name-asian="Courier New1" style:font-size-asian="9pt" style:font-name-complex="Courier New1" style:font-size-complex="9pt"/>
    </style:style>
    <style:style style:name="T42" style:family="text">
      <style:text-properties fo:color="#569cd6" style:font-name="Courier New" fo:font-size="9pt" style:font-name-asian="Courier New1" style:font-size-asian="9pt" style:font-name-complex="Courier New1" style:font-size-complex="9pt" fo:background-color="#ffffff"/>
    </style:style>
    <style:style style:name="T43" style:family="text">
      <style:text-properties fo:color="#d4d4d4" style:font-name="Courier New" fo:font-size="9pt" style:font-name-asian="Courier New1" style:font-size-asian="9pt" style:font-name-complex="Courier New1" style:font-size-complex="9pt"/>
    </style:style>
    <style:style style:name="T44" style:family="text">
      <style:text-properties fo:color="#d4d4d4" style:font-name="Courier New" fo:font-size="9pt" style:font-name-asian="Courier New1" style:font-size-asian="9pt" style:font-name-complex="Courier New1" style:font-size-complex="9pt" fo:background-color="#ffffff"/>
    </style:style>
    <style:style style:name="T45" style:family="text">
      <style:text-properties fo:color="#4ec9b0" style:font-name="Courier New" fo:font-size="9pt" style:font-name-asian="Courier New1" style:font-size-asian="9pt" style:font-name-complex="Courier New1" style:font-size-complex="9pt"/>
    </style:style>
    <style:style style:name="T46" style:family="text">
      <style:text-properties fo:color="#4ec9b0" style:font-name="Courier New" fo:font-size="9pt" style:font-name-asian="Courier New1" style:font-size-asian="9pt" style:font-name-complex="Courier New1" style:font-size-complex="9pt" fo:background-color="#ffffff"/>
    </style:style>
    <style:style style:name="T47" style:family="text">
      <style:text-properties fo:color="#9cdcfe" style:font-name="Courier New" fo:font-size="9pt" style:font-name-asian="Courier New1" style:font-size-asian="9pt" style:font-name-complex="Courier New1" style:font-size-complex="9pt"/>
    </style:style>
    <style:style style:name="T48" style:family="text">
      <style:text-properties fo:color="#9cdcfe" style:font-name="Courier New" fo:font-size="9pt" style:font-name-asian="Courier New1" style:font-size-asian="9pt" style:font-name-complex="Courier New1" style:font-size-complex="9pt" fo:background-color="#ffffff"/>
    </style:style>
    <style:style style:name="T49" style:family="text">
      <style:text-properties fo:color="#dcdcaa" style:font-name="Courier New" fo:font-size="9pt" style:font-name-asian="Courier New1" style:font-size-asian="9pt" style:font-name-complex="Courier New1" style:font-size-complex="9pt"/>
    </style:style>
    <style:style style:name="T50" style:family="text">
      <style:text-properties fo:color="#4fc1ff" style:font-name="Courier New" fo:font-size="9pt" style:font-name-asian="Courier New1" style:font-size-asian="9pt" style:font-name-complex="Courier New1" style:font-size-complex="9pt"/>
    </style:style>
    <style:style style:name="T51" style:family="text">
      <style:text-properties fo:color="#ce9178" style:font-name="Courier New" fo:font-size="9pt" style:font-name-asian="Courier New1" style:font-size-asian="9pt" style:font-name-complex="Courier New1" style:font-size-complex="9pt"/>
    </style:style>
    <style:style style:name="T52" style:family="text">
      <style:text-properties fo:color="#c586c0" style:font-name="Courier New" fo:font-size="9pt" style:font-name-asian="Courier New1" style:font-size-asian="9pt" style:font-name-complex="Courier New1" style:font-size-complex="9pt"/>
    </style:style>
    <style:style style:name="T53" style:family="text">
      <style:text-properties fo:color="#c586c0" style:font-name="Merriweather Sans" fo:font-size="12pt" style:font-name-asian="Merriweather Sans1" style:font-size-asian="12pt" style:font-name-complex="Merriweather Sans1" style:font-size-complex="12pt" fo:background-color="#ffffff"/>
    </style:style>
    <style:style style:name="T54" style:family="text">
      <style:text-properties fo:color="#b5cea8" style:font-name="Courier New" fo:font-size="9pt" style:font-name-asian="Courier New1" style:font-size-asian="9pt" style:font-name-complex="Courier New1" style:font-size-complex="9pt"/>
    </style:style>
    <style:style style:name="T55" style:family="text">
      <style:text-properties fo:color="#2d3748" style:font-name="Merriweather Sans" fo:font-size="12pt" fo:font-weight="bold" style:font-name-asian="Merriweather Sans1" style:font-size-asian="12pt" style:font-weight-asian="bold" style:font-name-complex="Merriweather Sans1" style:font-size-complex="12pt" fo:background-color="#ffffff"/>
    </style:style>
    <style:style style:name="T56" style:family="text">
      <style:text-properties fo:color="#2d3748" style:font-name="Merriweather Sans" fo:font-size="12pt" style:text-underline-style="solid" style:text-underline-width="auto" style:text-underline-color="font-color" fo:font-weight="bold" style:font-name-asian="Merriweather Sans1" style:font-size-asian="12pt" style:font-weight-asian="bold" style:font-name-complex="Merriweather Sans1" style:font-size-complex="12pt" fo:background-color="#ffffff"/>
    </style:style>
    <style:style style:name="T57" style:family="text">
      <style:text-properties fo:color="#2d3748" style:font-name="Merriweather Sans" fo:font-size="12pt" style:font-name-asian="Merriweather Sans1" style:font-size-asian="12pt" style:font-name-complex="Merriweather Sans1" style:font-size-complex="12pt" fo:background-color="#ffffff"/>
    </style:style>
    <style:style style:name="T58" style:family="text">
      <style:text-properties fo:color="#2d3748" style:font-name="Merriweather Sans" fo:font-size="12pt" style:font-name-asian="Merriweather Sans1" style:font-size-asian="12pt" style:font-name-complex="Merriweather Sans1" style:font-size-complex="12pt"/>
    </style:style>
    <style:style style:name="T59" style:family="text">
      <style:text-properties fo:color="#2d3748" style:font-name="Merriweather Sans" fo:font-size="12pt" style:text-underline-style="none" style:font-name-asian="Merriweather Sans1" style:font-size-asian="12pt" style:font-name-complex="Merriweather Sans1" style:font-size-complex="12pt" fo:background-color="#ffffff"/>
    </style:style>
    <style:style style:name="T60" style:family="text">
      <style:text-properties fo:color="#2d3748" style:font-name="Roboto" fo:font-size="12pt" fo:font-weight="bold" style:font-name-asian="Roboto2" style:font-size-asian="12pt" style:font-weight-asian="bold" style:font-name-complex="Roboto2" style:font-size-complex="12pt" fo:background-color="#ffffff"/>
    </style:style>
    <style:style style:name="T61" style:family="text">
      <style:text-properties fo:color="#2d3748" style:font-name="Roboto" fo:font-size="12pt" style:font-name-asian="Roboto2" style:font-size-asian="12pt" style:font-name-complex="Roboto2" style:font-size-complex="12pt" fo:background-color="#ffffff"/>
    </style:style>
    <style:style style:name="T62" style:family="text">
      <style:text-properties style:font-name="Merriweather Sans" fo:font-size="12pt" style:font-name-asian="Merriweather Sans1" style:font-size-asian="12pt" style:font-name-complex="Merriweather Sans1" style:font-size-complex="12pt"/>
    </style:style>
    <style:style style:name="T63" style:family="text">
      <style:text-properties style:font-name="Merriweather Sans" fo:font-size="12pt" style:font-name-asian="Merriweather Sans1" style:font-size-asian="12pt" style:font-name-complex="Merriweather Sans1" style:font-size-complex="12pt" fo:background-color="#ffffff"/>
    </style:style>
    <style:style style:name="T64" style:family="text">
      <style:text-properties style:font-name="Merriweather Sans" fo:font-size="12pt" style:text-underline-style="none" style:font-name-asian="Merriweather Sans1" style:font-size-asian="12pt" style:font-name-complex="Merriweather Sans1" style:font-size-complex="12pt"/>
    </style:style>
    <style:style style:name="T65" style:family="text">
      <style:text-properties style:font-name="Merriweather Sans" fo:font-size="12pt" style:text-underline-style="none" style:font-name-asian="Merriweather Sans1" style:font-size-asian="12pt" style:font-name-complex="Merriweather Sans1" style:font-size-complex="12pt" fo:background-color="#ffffff"/>
    </style:style>
    <style:style style:name="T66" style:family="text">
      <style:text-properties style:font-name="Merriweather Sans" fo:font-size="12pt" style:text-underline-style="solid" style:text-underline-width="auto" style:text-underline-color="font-color" style:font-name-asian="Merriweather Sans1" style:font-size-asian="12pt" style:font-name-complex="Merriweather Sans1" style:font-size-complex="12pt" fo:background-color="#ffffff"/>
    </style:style>
    <style:style style:name="T67" style:family="text">
      <style:text-properties fo:color="#24292e" style:font-name="Merriweather Sans" fo:font-size="12pt" fo:font-weight="bold" style:font-name-asian="Merriweather Sans1" style:font-size-asian="12pt" style:font-weight-asian="bold" style:font-name-complex="Merriweather Sans1" style:font-size-complex="12pt" fo:background-color="#ffffff"/>
    </style:style>
    <style:style style:name="T68" style:family="text">
      <style:text-properties fo:color="#24292e" style:font-name="Merriweather Sans" fo:font-size="12pt" fo:font-weight="bold" style:font-name-asian="Merriweather Sans1" style:font-size-asian="12pt" style:font-weight-asian="bold" style:font-name-complex="Merriweather Sans1" style:font-size-complex="12pt"/>
    </style:style>
    <style:style style:name="T69" style:family="text">
      <style:text-properties fo:color="#24292e" style:font-name="Merriweather Sans" fo:font-size="12pt" style:font-name-asian="Merriweather Sans1" style:font-size-asian="12pt" style:font-name-complex="Merriweather Sans1" style:font-size-complex="12pt" fo:background-color="#ffffff"/>
    </style:style>
    <style:style style:name="T70" style:family="text">
      <style:text-properties fo:color="#24292e" style:font-name="Merriweather Sans" fo:font-size="12pt" style:font-name-asian="Merriweather Sans1" style:font-size-asian="12pt" style:font-name-complex="Merriweather Sans1" style:font-size-complex="12pt"/>
    </style:style>
    <style:style style:name="T71" style:family="text">
      <style:text-properties fo:color="#24292e" style:font-name="Merriweather Sans" fo:font-size="12pt" style:text-underline-style="solid" style:text-underline-width="auto" style:text-underline-color="font-color" fo:font-weight="bold" style:font-name-asian="Merriweather Sans1" style:font-size-asian="12pt" style:font-weight-asian="bold" style:font-name-complex="Merriweather Sans1" style:font-size-complex="12pt" fo:background-color="#ffffff"/>
    </style:style>
    <style:style style:name="T72" style:family="text">
      <style:text-properties fo:color="#24292e" style:font-name="Roboto" fo:font-size="12pt" style:font-name-asian="Roboto2" style:font-size-asian="12pt" style:font-name-complex="Roboto2" style:font-size-complex="12pt" fo:background-color="#ffffff"/>
    </style:style>
    <style:style style:name="T73" style:family="text">
      <style:text-properties fo:color="#24292e" style:font-name="Roboto" fo:font-size="12pt" style:font-name-asian="Roboto2" style:font-size-asian="12pt" style:font-name-complex="Roboto2" style:font-size-complex="12pt"/>
    </style:style>
    <style:style style:name="T74" style:family="text">
      <style:text-properties fo:color="#24292e" style:font-name="Roboto" fo:font-size="12pt" fo:font-weight="bold" style:font-name-asian="Roboto2" style:font-size-asian="12pt" style:font-weight-asian="bold" style:font-name-complex="Roboto2" style:font-size-complex="12pt" fo:background-color="#ffffff"/>
    </style:style>
    <style:style style:name="T75" style:family="text">
      <style:text-properties fo:color="#24292e" style:font-name="Roboto" fo:font-size="12pt" fo:font-weight="bold" style:font-name-asian="Roboto2" style:font-size-asian="12pt" style:font-weight-asian="bold" style:font-name-complex="Roboto2" style:font-size-complex="12pt"/>
    </style:style>
    <style:style style:name="T76" style:family="text">
      <style:text-properties fo:color="#cc0000" style:font-name="Merriweather Sans" fo:font-size="12pt" fo:font-weight="bold" style:font-name-asian="Merriweather Sans1" style:font-size-asian="12pt" style:font-weight-asian="bold" style:font-name-complex="Merriweather Sans1" style:font-size-complex="12pt" fo:background-color="#ffffff"/>
    </style:style>
    <style:style style:name="T77" style:family="text">
      <style:text-properties fo:color="#cc0000" style:font-name="Merriweather Sans" fo:font-size="12pt" fo:font-weight="bold" style:font-name-asian="Merriweather Sans1" style:font-size-asian="12pt" style:font-weight-asian="bold" style:font-name-complex="Merriweather Sans1" style:font-size-complex="12pt"/>
    </style:style>
    <style:style style:name="T78" style:family="text">
      <style:text-properties style:font-name="Roboto" fo:font-size="12pt" style:font-name-asian="Roboto2" style:font-size-asian="12pt" style:font-name-complex="Roboto2" style:font-size-complex="12pt"/>
    </style:style>
    <style:style style:name="T79" style:family="text">
      <style:text-properties style:font-name="Roboto" fo:font-size="12pt" style:font-name-asian="Roboto2" style:font-size-asian="12pt" style:font-name-complex="Roboto2" style:font-size-complex="12pt" fo:background-color="#ffffff"/>
    </style:style>
    <style:style style:name="T80" style:family="text">
      <style:text-properties fo:color="#000000"/>
    </style:style>
    <style:style style:name="T81" style:family="text">
      <style:text-properties fo:color="#000000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OBJECT ORIENTED PROGRAMMING S</text:span><text:span text:style-name="T28">YSTEMS</text:span></text:p>
      <text:p text:style-name="P1"><text:span text:style-name="T29">JAVA</text:span></text:p>
      <text:p text:style-name="P3"/>
      <text:p text:style-name="P4"><text:span text:style-name="T2">Object-Oriented Programming </text:span><text:span text:style-name="T4">is a methodology or paradigm to design a</text:span><text:span text:style-name="T5"> </text:span><text:span text:style-name="T4">program using classes and objects. It simplifies the software development</text:span><text:span text:style-name="T5"> </text:span><text:span text:style-name="T4">and maintenance by providing some concepts defined below :</text:span><text:span text:style-name="T5"> </text:span></text:p>
      <text:p text:style-name="P5"><text:span text:style-name="T2">Class </text:span><text:span text:style-name="T4">is a user-defined data type which defines its properties and its</text:span><text:span text:style-name="T5"> </text:span><text:span text:style-name="T4">functions. Class is the only logical representation of the data. For</text:span><text:span text:style-name="T5"> </text:span><text:span text:style-name="T4">example, Human being is a class. The body parts of a human being are its</text:span><text:span text:style-name="T5"> </text:span><text:span text:style-name="T4">properties, and the actions</text:span><text:span text:style-name="T5"> </text:span><text:span text:style-name="T4">performed by the body parts are known as</text:span><text:span text:style-name="T5"> </text:span><text:span text:style-name="T4">functions. The class does not occupy any memory space till the time an</text:span><text:span text:style-name="T5"> </text:span><text:span text:style-name="T4">object is instantiated.</text:span><text:span text:style-name="T5"> </text:span></text:p>
      <text:p text:style-name="P6"><text:span text:style-name="T8">Object </text:span><text:span text:style-name="T4">is a run-time entity. It is an instance of the class. An object can</text:span><text:span text:style-name="T5"> </text:span><text:span text:style-name="T4">represent a person, place or any other item. An object can operate on</text:span><text:span text:style-name="T5"> </text:span><text:span text:style-name="T4">both data members and member functions.</text:span><text:span text:style-name="T5"> </text:span></text:p>
      <text:p text:style-name="P6"><text:span text:style-name="T30">Example 1:</text:span></text:p>
      <text:p text:style-name="P7"><text:span text:style-name="T41">class</text:span><text:span text:style-name="T43"> </text:span><text:span text:style-name="T45">Student</text:span><text:span text:style-name="T43"> {</text:span></text:p>
      <text:p text:style-name="P7"><text:span text:style-name="T43"><text:s text:c="3"/></text:span><text:span text:style-name="T45">String</text:span><text:span text:style-name="T43"> </text:span><text:span text:style-name="T47">name</text:span><text:span text:style-name="T43">;</text:span></text:p>
      <text:p text:style-name="P7"><text:span text:style-name="T43"><text:s text:c="3"/></text:span><text:span text:style-name="T45">int</text:span><text:span text:style-name="T43"> </text:span><text:span text:style-name="T47">age</text:span><text:span text:style-name="T43">;</text:span></text:p>
      <text:p text:style-name="P7"><text:span text:style-name="T43"><text:s text:c="2"/></text:span></text:p>
      <text:p text:style-name="P7"><text:span text:style-name="T43"><text:s text:c="3"/></text:span><text:span text:style-name="T41">public</text:span><text:span text:style-name="T43"> </text:span><text:span text:style-name="T45">void</text:span><text:span text:style-name="T43"> </text:span><text:span text:style-name="T49">getInfo</text:span><text:span text:style-name="T43">() {</text:span></text:p>
      <text:p text:style-name="P7"><text:span text:style-name="T43"><text:s text:c="7"/></text:span><text:span text:style-name="T45">System</text:span><text:span text:style-name="T43">.</text:span><text:span text:style-name="T50">out</text:span><text:span text:style-name="T43">.</text:span><text:span text:style-name="T49">println</text:span><text:span text:style-name="T43">(</text:span><text:span text:style-name="T51">"The name of this Student is "</text:span><text:span text:style-name="T43"> + </text:span><text:span text:style-name="T41">this</text:span><text:span text:style-name="T43">.</text:span><text:span text:style-name="T47">name</text:span><text:span text:style-name="T43">);</text:span></text:p>
      <text:p text:style-name="P7"><text:span text:style-name="T43"><text:s text:c="7"/></text:span><text:span text:style-name="T45">System</text:span><text:span text:style-name="T43">.</text:span><text:span text:style-name="T50">out</text:span><text:span text:style-name="T43">.</text:span><text:span text:style-name="T49">println</text:span><text:span text:style-name="T43">(</text:span><text:span text:style-name="T51">"The age of this Student is "</text:span><text:span text:style-name="T43"> + </text:span><text:span text:style-name="T41">this</text:span><text:span text:style-name="T43">.</text:span><text:span text:style-name="T47">age</text:span><text:span text:style-name="T43">);</text:span></text:p>
      <text:p text:style-name="P7"><text:span text:style-name="T43"><text:s text:c="3"/>}</text:span></text:p>
      <text:p text:style-name="P7"><text:span text:style-name="T43">}</text:span></text:p>
      <text:p text:style-name="P8"/>
      <text:p text:style-name="P7"><text:span text:style-name="T41">public</text:span><text:span text:style-name="T43"> </text:span><text:span text:style-name="T41">class</text:span><text:span text:style-name="T43"> </text:span><text:span text:style-name="T45">OOPS</text:span><text:span text:style-name="T43"> {</text:span></text:p>
      <text:p text:style-name="P7"><text:span text:style-name="T43"><text:s text:c="3"/></text:span><text:span text:style-name="T41">public</text:span><text:span text:style-name="T43"> </text:span><text:span text:style-name="T41">static</text:span><text:span text:style-name="T43"> </text:span><text:span text:style-name="T45">void</text:span><text:span text:style-name="T43"> </text:span><text:span text:style-name="T49">main</text:span><text:span text:style-name="T43">(</text:span><text:span text:style-name="T45">String</text:span><text:span text:style-name="T43"> </text:span><text:span text:style-name="T47">args</text:span><text:span text:style-name="T43">[]) {</text:span></text:p>
      <text:p text:style-name="P7"><text:span text:style-name="T43"><text:s text:c="7"/></text:span><text:span text:style-name="T45">Student</text:span><text:span text:style-name="T43"> </text:span><text:span text:style-name="T47">s1</text:span><text:span text:style-name="T43"> = </text:span><text:span text:style-name="T52">new</text:span><text:span text:style-name="T43"> </text:span><text:span text:style-name="T49">Student</text:span><text:span text:style-name="T43">();</text:span></text:p>
      <text:p text:style-name="P7"><text:soft-page-break/><text:span text:style-name="T43"><text:s text:c="7"/></text:span><text:span text:style-name="T47">s1</text:span><text:span text:style-name="T43">.</text:span><text:span text:style-name="T47">name</text:span><text:span text:style-name="T43"> = </text:span><text:span text:style-name="T51">"Aman"</text:span><text:span text:style-name="T43">;</text:span></text:p>
      <text:p text:style-name="P7"><text:span text:style-name="T43"><text:s text:c="7"/></text:span><text:span text:style-name="T47">s1</text:span><text:span text:style-name="T43">.</text:span><text:span text:style-name="T47">age</text:span><text:span text:style-name="T43"> = </text:span><text:span text:style-name="T54">24</text:span><text:span text:style-name="T43">;</text:span></text:p>
      <text:p text:style-name="P7"><text:span text:style-name="T43"><text:s text:c="7"/></text:span><text:span text:style-name="T47">s1</text:span><text:span text:style-name="T43">.</text:span><text:span text:style-name="T49">getInfo</text:span><text:span text:style-name="T43">();</text:span></text:p>
      <text:p text:style-name="P8"/>
      <text:p text:style-name="P7"><text:span text:style-name="T43"><text:s text:c="7"/></text:span><text:span text:style-name="T45">Student</text:span><text:span text:style-name="T43"> </text:span><text:span text:style-name="T47">s2</text:span><text:span text:style-name="T43"> = </text:span><text:span text:style-name="T52">new</text:span><text:span text:style-name="T43"> </text:span><text:span text:style-name="T49">Student</text:span><text:span text:style-name="T43">();</text:span></text:p>
      <text:p text:style-name="P7"><text:span text:style-name="T43"><text:s text:c="7"/></text:span><text:span text:style-name="T47">s2</text:span><text:span text:style-name="T43">.</text:span><text:span text:style-name="T47">name</text:span><text:span text:style-name="T43"> = </text:span><text:span text:style-name="T51">"Shradha"</text:span><text:span text:style-name="T43">;</text:span></text:p>
      <text:p text:style-name="P7"><text:span text:style-name="T43"><text:s text:c="7"/></text:span><text:span text:style-name="T47">s2</text:span><text:span text:style-name="T43">.</text:span><text:span text:style-name="T47">age</text:span><text:span text:style-name="T43"> = </text:span><text:span text:style-name="T54">22</text:span><text:span text:style-name="T43">;</text:span></text:p>
      <text:p text:style-name="P7"><text:span text:style-name="T43"><text:s text:c="7"/></text:span><text:span text:style-name="T47">s2</text:span><text:span text:style-name="T43">.</text:span><text:span text:style-name="T49">getInfo</text:span><text:span text:style-name="T43">();</text:span></text:p>
      <text:p text:style-name="P7"><text:span text:style-name="T43"><text:s text:c="3"/>}</text:span></text:p>
      <text:p text:style-name="P7"><text:span text:style-name="T43">}</text:span></text:p>
      <text:p text:style-name="P6"><text:span text:style-name="T30">Example 2:</text:span></text:p>
      <text:p text:style-name="P10"><text:span text:style-name="T41">class</text:span><text:span text:style-name="T43"> </text:span><text:span text:style-name="T45">Pen</text:span><text:span text:style-name="T43"> {</text:span></text:p>
      <text:p text:style-name="P10"><text:span text:style-name="T43"><text:s text:c="3"/></text:span><text:span text:style-name="T45">String</text:span><text:span text:style-name="T43"> </text:span><text:span text:style-name="T47">color</text:span><text:span text:style-name="T43">;</text:span></text:p>
      <text:p text:style-name="P10"><text:span text:style-name="T43"><text:s text:c="2"/></text:span></text:p>
      <text:p text:style-name="P10"><text:span text:style-name="T43"><text:s text:c="3"/></text:span><text:span text:style-name="T41">public</text:span><text:span text:style-name="T43"> </text:span><text:span text:style-name="T45">void</text:span><text:span text:style-name="T43"> </text:span><text:span text:style-name="T49">printColor</text:span><text:span text:style-name="T43">() {</text:span></text:p>
      <text:p text:style-name="P10"><text:span text:style-name="T43"><text:s text:c="7"/></text:span><text:span text:style-name="T45">System</text:span><text:span text:style-name="T43">.</text:span><text:span text:style-name="T50">out</text:span><text:span text:style-name="T43">.</text:span><text:span text:style-name="T49">println</text:span><text:span text:style-name="T43">(</text:span><text:span text:style-name="T51">"The color of this Pen is "</text:span><text:span text:style-name="T43"> + </text:span><text:span text:style-name="T41">this</text:span><text:span text:style-name="T43">.</text:span><text:span text:style-name="T47">color</text:span><text:span text:style-name="T43">);</text:span></text:p>
      <text:p text:style-name="P10"><text:span text:style-name="T43"><text:s text:c="3"/>}</text:span></text:p>
      <text:p text:style-name="P10"><text:span text:style-name="T43">}</text:span></text:p>
      <text:p text:style-name="P9"/>
      <text:p text:style-name="P10"><text:span text:style-name="T41">public</text:span><text:span text:style-name="T43"> </text:span><text:span text:style-name="T41">class</text:span><text:span text:style-name="T43"> </text:span><text:span text:style-name="T45">OOPS</text:span><text:span text:style-name="T43"> {</text:span></text:p>
      <text:p text:style-name="P10"><text:span text:style-name="T43"><text:s text:c="3"/></text:span><text:span text:style-name="T41">public</text:span><text:span text:style-name="T43"> </text:span><text:span text:style-name="T41">static</text:span><text:span text:style-name="T43"> </text:span><text:span text:style-name="T45">void</text:span><text:span text:style-name="T43"> </text:span><text:span text:style-name="T49">main</text:span><text:span text:style-name="T43">(</text:span><text:span text:style-name="T45">String</text:span><text:span text:style-name="T43"> </text:span><text:span text:style-name="T47">args</text:span><text:span text:style-name="T43">[]) {</text:span></text:p>
      <text:p text:style-name="P10"><text:soft-page-break/><text:span text:style-name="T43"><text:s text:c="7"/></text:span><text:span text:style-name="T45">Pen</text:span><text:span text:style-name="T43"> </text:span><text:span text:style-name="T47">p1</text:span><text:span text:style-name="T43"> = </text:span><text:span text:style-name="T52">new</text:span><text:span text:style-name="T43"> </text:span><text:span text:style-name="T49">Pen</text:span><text:span text:style-name="T43">();</text:span></text:p>
      <text:p text:style-name="P10"><text:span text:style-name="T43"><text:s text:c="7"/></text:span><text:span text:style-name="T47">p1</text:span><text:span text:style-name="T43">.</text:span><text:span text:style-name="T47">color</text:span><text:span text:style-name="T43"> = blue;</text:span></text:p>
      <text:p text:style-name="P9"/>
      <text:p text:style-name="P10"><text:span text:style-name="T43"><text:s text:c="7"/></text:span><text:span text:style-name="T45">Pen</text:span><text:span text:style-name="T43"> </text:span><text:span text:style-name="T47">p2</text:span><text:span text:style-name="T43"> = </text:span><text:span text:style-name="T52">new</text:span><text:span text:style-name="T43"> </text:span><text:span text:style-name="T49">Pen</text:span><text:span text:style-name="T43">();</text:span></text:p>
      <text:p text:style-name="P10"><text:span text:style-name="T43"><text:s text:c="7"/></text:span><text:span text:style-name="T47">p2</text:span><text:span text:style-name="T43">.</text:span><text:span text:style-name="T47">color</text:span><text:span text:style-name="T43"> = black;</text:span></text:p>
      <text:p text:style-name="P9"/>
      <text:p text:style-name="P10"><text:span text:style-name="T43"><text:s text:c="7"/></text:span><text:span text:style-name="T45">Pen</text:span><text:span text:style-name="T43"> </text:span><text:span text:style-name="T47">p3</text:span><text:span text:style-name="T43"> = </text:span><text:span text:style-name="T52">new</text:span><text:span text:style-name="T43"> </text:span><text:span text:style-name="T49">Pen</text:span><text:span text:style-name="T43">();</text:span></text:p>
      <text:p text:style-name="P10"><text:span text:style-name="T43"><text:s text:c="7"/></text:span><text:span text:style-name="T47">p3</text:span><text:span text:style-name="T43">.</text:span><text:span text:style-name="T47">color</text:span><text:span text:style-name="T43"> = red;</text:span></text:p>
      <text:p text:style-name="P9"/>
      <text:p text:style-name="P10"><text:span text:style-name="T43"><text:s text:c="7"/></text:span><text:span text:style-name="T47">p1</text:span><text:span text:style-name="T43">.</text:span><text:span text:style-name="T49">printColor</text:span><text:span text:style-name="T43">();</text:span></text:p>
      <text:p text:style-name="P10"><text:span text:style-name="T43"><text:s text:c="7"/></text:span><text:span text:style-name="T47">p2</text:span><text:span text:style-name="T43">.</text:span><text:span text:style-name="T49">printColor</text:span><text:span text:style-name="T43">();</text:span></text:p>
      <text:p text:style-name="P10"><text:span text:style-name="T43"><text:s text:c="7"/></text:span><text:span text:style-name="T47">p3</text:span><text:span text:style-name="T43">.</text:span><text:span text:style-name="T49">printColor</text:span><text:span text:style-name="T43">();</text:span></text:p>
      <text:p text:style-name="P10"><text:span text:style-name="T43"><text:s text:c="3"/>}</text:span></text:p>
      <text:p text:style-name="P10"><text:span text:style-name="T43">}</text:span></text:p>
      <text:p text:style-name="P11"><text:span text:style-name="T2">Note </text:span><text:span text:style-name="T4">:</text:span><text:span text:style-name="T5"> </text:span><text:span text:style-name="T16">When an object is created </text:span><text:span text:style-name="T18">using </text:span><text:span text:style-name="T16">a new keyword, then space is</text:span><text:span text:style-name="T17"> </text:span><text:span text:style-name="T16">allocated for the variable in a heap, and the starting address is stored in</text:span><text:span text:style-name="T17"> </text:span><text:span text:style-name="T16">the stack memory.</text:span></text:p>
      <text:p text:style-name="P14"><text:span text:style-name="T55">‘this’ keyword : <text:s/></text:span><text:span text:style-name="T31">‘this’ keyword in Java that refers to the current instance of the</text:span><text:span text:style-name="T30"> </text:span><text:span text:style-name="T31">class.</text:span><text:span text:style-name="T30"> </text:span><text:span text:style-name="T31">In OOPS it is used to:</text:span><text:span text:style-name="T30"> </text:span></text:p>
      <text:list xml:id="list1132967420" text:style-name="WWNum5">
        <text:list-item>
          <text:p text:style-name="P15"><text:span text:style-name="T63">pass the current object as a parameter to</text:span><text:span text:style-name="T62"> </text:span><text:span text:style-name="T63">another method</text:span><text:span text:style-name="T62"> </text:span></text:p>
        </text:list-item>
        <text:list-item>
          <text:p text:style-name="P16"><text:span text:style-name="T63">refer to the current class instance variable</text:span></text:p>
        </text:list-item>
      </text:list>
      <text:p text:style-name="P12"/>
      <text:p text:style-name="P17"/>
      <text:p text:style-name="P18"/>
      <text:p text:style-name="P19"><text:soft-page-break/><text:span text:style-name="T56">Constructor </text:span><text:span text:style-name="T57">:</text:span><text:span text:style-name="T58"> </text:span><text:span text:style-name="T31">Constructor is a special method which is invoked automatically</text:span><text:span text:style-name="T30"> </text:span><text:span text:style-name="T31">at the time of object creation. It is used to initialize the data members of</text:span><text:span text:style-name="T30"> </text:span><text:span text:style-name="T31">new objects generally. </text:span></text:p>
      <text:list xml:id="list564659968" text:style-name="WWNum3">
        <text:list-item>
          <text:p text:style-name="P20"><text:span text:style-name="T31">Constructors have the same name as class or</text:span><text:span text:style-name="T30"> </text:span><text:span text:style-name="T31">structure.</text:span><text:span text:style-name="T30"> </text:span></text:p>
        </text:list-item>
        <text:list-item>
          <text:p text:style-name="P20"><text:span text:style-name="T30">Constructors don’t have a return type. (Not even void)</text:span></text:p>
        </text:list-item>
        <text:list-item>
          <text:p text:style-name="P20"><text:span text:style-name="T30">Constructors are only called once, at object creation.</text:span></text:p>
        </text:list-item>
      </text:list>
      <text:p text:style-name="P21"><text:span text:style-name="T31">There can be </text:span><text:span text:style-name="T32">three types </text:span><text:span text:style-name="T31">of constructors in Java.</text:span><text:span text:style-name="T30"> </text:span></text:p>
      <text:p text:style-name="P22"><text:span text:style-name="T63">1.</text:span><text:span text:style-name="T66"> Non-Parameterized constructor</text:span><text:span text:style-name="T63"> : </text:span><text:span text:style-name="T31">A constructor which has no argument is known</text:span><text:span text:style-name="T30"> </text:span><text:span text:style-name="T31">as non-parameterized</text:span><text:span text:style-name="T30"> </text:span><text:span text:style-name="T31">constructor(or no-argument constructor). It is invoked at the time of creating an</text:span><text:span text:style-name="T30"> </text:span><text:span text:style-name="T31">object.</text:span><text:span text:style-name="T30"> If we don’t create one then it is created by default by Java.</text:span></text:p>
      <text:p text:style-name="P24"><text:span text:style-name="T41">class</text:span><text:span text:style-name="T43"> </text:span><text:span text:style-name="T45">Student</text:span><text:span text:style-name="T43"> {</text:span></text:p>
      <text:p text:style-name="P24"><text:span text:style-name="T43"><text:s text:c="3"/></text:span><text:span text:style-name="T45">String</text:span><text:span text:style-name="T43"> </text:span><text:span text:style-name="T47">name</text:span><text:span text:style-name="T43">;</text:span></text:p>
      <text:p text:style-name="P24"><text:span text:style-name="T43"><text:s text:c="3"/></text:span><text:span text:style-name="T45">int</text:span><text:span text:style-name="T43"> </text:span><text:span text:style-name="T47">age</text:span><text:span text:style-name="T43">;</text:span></text:p>
      <text:p text:style-name="P24"><text:span text:style-name="T43"><text:s text:c="2"/></text:span></text:p>
      <text:p text:style-name="P24"><text:span text:style-name="T43"><text:s text:c="3"/></text:span><text:span text:style-name="T49">Student</text:span><text:span text:style-name="T43">() {</text:span></text:p>
      <text:p text:style-name="P24"><text:span text:style-name="T43"><text:s text:c="7"/></text:span><text:span text:style-name="T45">System</text:span><text:span text:style-name="T43">.</text:span><text:span text:style-name="T50">out</text:span><text:span text:style-name="T43">.</text:span><text:span text:style-name="T49">println</text:span><text:span text:style-name="T43">(</text:span><text:span text:style-name="T51">"Constructor called"</text:span><text:span text:style-name="T43">);</text:span></text:p>
      <text:p text:style-name="P24"><text:span text:style-name="T43"><text:s text:c="3"/>}</text:span></text:p>
      <text:p text:style-name="P24"><text:span text:style-name="T43">}</text:span></text:p>
      <text:p text:style-name="P23"/>
      <text:p text:style-name="P25"><text:span text:style-name="T63">2.</text:span><text:span text:style-name="T66"> Parameterized constructor</text:span><text:span text:style-name="T63"> : </text:span><text:span text:style-name="T31">Constructor which has parameters is</text:span><text:span text:style-name="T30"> </text:span><text:span text:style-name="T31">called a parameterized constructor. It is used to provide</text:span><text:span text:style-name="T30"> </text:span></text:p>
      <text:p text:style-name="P26"><text:span text:style-name="T31">different values to distinct</text:span><text:span text:style-name="T30"> </text:span><text:span text:style-name="T31">objects.</text:span><text:span text:style-name="T30"> </text:span></text:p>
      <text:p text:style-name="P28"><text:span text:style-name="T41">class</text:span><text:span text:style-name="T43"> </text:span><text:span text:style-name="T45">Student</text:span><text:span text:style-name="T43"> {</text:span></text:p>
      <text:p text:style-name="P28"><text:span text:style-name="T43"><text:s text:c="3"/></text:span><text:span text:style-name="T45">String</text:span><text:span text:style-name="T43"> </text:span><text:span text:style-name="T47">name</text:span><text:span text:style-name="T43">;</text:span></text:p>
      <text:p text:style-name="P28"><text:span text:style-name="T43"><text:s text:c="3"/></text:span><text:span text:style-name="T45">int</text:span><text:span text:style-name="T43"> </text:span><text:span text:style-name="T47">age</text:span><text:span text:style-name="T43">;</text:span></text:p>
      <text:p text:style-name="P28"><text:span text:style-name="T43"><text:s text:c="2"/></text:span></text:p>
      <text:p text:style-name="P28"><text:soft-page-break/><text:span text:style-name="T43"><text:s text:c="3"/></text:span><text:span text:style-name="T49">Student</text:span><text:span text:style-name="T43">(</text:span><text:span text:style-name="T45">String</text:span><text:span text:style-name="T43"> </text:span><text:span text:style-name="T47">name</text:span><text:span text:style-name="T43">, </text:span><text:span text:style-name="T45">int</text:span><text:span text:style-name="T43"> </text:span><text:span text:style-name="T47">age</text:span><text:span text:style-name="T43">) {</text:span></text:p>
      <text:p text:style-name="P28"><text:span text:style-name="T43"><text:s text:c="7"/></text:span><text:span text:style-name="T41">this</text:span><text:span text:style-name="T43">.</text:span><text:span text:style-name="T47">name</text:span><text:span text:style-name="T43"> = </text:span><text:span text:style-name="T47">name</text:span><text:span text:style-name="T43">;</text:span></text:p>
      <text:p text:style-name="P28"><text:span text:style-name="T43"><text:s text:c="7"/></text:span><text:span text:style-name="T41">this</text:span><text:span text:style-name="T43">.</text:span><text:span text:style-name="T47">age</text:span><text:span text:style-name="T43"> = </text:span><text:span text:style-name="T47">age</text:span><text:span text:style-name="T43">;</text:span></text:p>
      <text:p text:style-name="P28"><text:span text:style-name="T43"><text:s text:c="3"/>}</text:span></text:p>
      <text:p text:style-name="P28"><text:span text:style-name="T43">}</text:span></text:p>
      <text:p text:style-name="P27"/>
      <text:p text:style-name="P29"><text:span text:style-name="T63">3. </text:span><text:span text:style-name="T66">Copy Constructor</text:span><text:span text:style-name="T63"> : </text:span><text:span text:style-name="T31">A Copy constructor is an </text:span><text:span text:style-name="T32">overloaded</text:span><text:span text:style-name="T33"> </text:span></text:p>
      <text:p text:style-name="P34"><text:span text:style-name="T31">constructor used to declare and initialize an object from another</text:span><text:span text:style-name="T30"> </text:span><text:span text:style-name="T31">object. There is only a user</text:span><text:span text:style-name="T30"> </text:span><text:span text:style-name="T31">defined copy constructor in Java(C++ has a default one too).</text:span></text:p>
      <text:p text:style-name="P36"><text:span text:style-name="T41">class</text:span><text:span text:style-name="T43"> </text:span><text:span text:style-name="T45">Student</text:span><text:span text:style-name="T43"> {</text:span></text:p>
      <text:p text:style-name="P36"><text:span text:style-name="T43"><text:s text:c="3"/></text:span><text:span text:style-name="T45">String</text:span><text:span text:style-name="T43"> </text:span><text:span text:style-name="T47">name</text:span><text:span text:style-name="T43">;</text:span></text:p>
      <text:p text:style-name="P36"><text:span text:style-name="T43"><text:s text:c="3"/></text:span><text:span text:style-name="T45">int</text:span><text:span text:style-name="T43"> </text:span><text:span text:style-name="T47">age</text:span><text:span text:style-name="T43">;</text:span></text:p>
      <text:p text:style-name="P36"><text:span text:style-name="T43"><text:s text:c="2"/></text:span></text:p>
      <text:p text:style-name="P36"><text:span text:style-name="T43"><text:s text:c="3"/></text:span><text:span text:style-name="T49">Student</text:span><text:span text:style-name="T43">(</text:span><text:span text:style-name="T45">Student</text:span><text:span text:style-name="T43"> </text:span><text:span text:style-name="T47">s2</text:span><text:span text:style-name="T43">) {</text:span></text:p>
      <text:p text:style-name="P36"><text:span text:style-name="T43"><text:s text:c="7"/></text:span><text:span text:style-name="T41">this</text:span><text:span text:style-name="T43">.</text:span><text:span text:style-name="T47">name</text:span><text:span text:style-name="T43"> = </text:span><text:span text:style-name="T47">s2</text:span><text:span text:style-name="T43">.</text:span><text:span text:style-name="T47">name</text:span><text:span text:style-name="T43">;</text:span></text:p>
      <text:p text:style-name="P36"><text:span text:style-name="T43"><text:s text:c="7"/></text:span><text:span text:style-name="T41">this</text:span><text:span text:style-name="T43">.</text:span><text:span text:style-name="T47">age</text:span><text:span text:style-name="T43"> = </text:span><text:span text:style-name="T47">s2</text:span><text:span text:style-name="T43">.</text:span><text:span text:style-name="T47">age</text:span><text:span text:style-name="T43">;</text:span></text:p>
      <text:p text:style-name="P36"><text:span text:style-name="T43"><text:s text:c="3"/>}</text:span></text:p>
      <text:p text:style-name="P36"><text:span text:style-name="T43">}</text:span></text:p>
      <text:p text:style-name="P35"/>
      <text:p text:style-name="P35"/>
      <text:p text:style-name="P37"/>
      <text:p text:style-name="P13"><text:span text:style-name="T32">Note </text:span><text:span text:style-name="T31">:</text:span><text:span text:style-name="T30"> </text:span><text:span text:style-name="T53">Unlike languages like C++, Java has no Destructor. Instead, Java has an efficient <text:s/>garbage collector that deallocates memory automatically.</text:span></text:p>
      <text:p text:style-name="P37"><text:soft-page-break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8"><text:span text:style-name="T67">Polymorphism</text:span><text:span text:style-name="T68"> </text:span></text:p>
      <text:p text:style-name="P41"><text:soft-page-break/><text:span text:style-name="T69">Polymorphism is the ability to present the same interface for differing</text:span><text:span text:style-name="T70"> </text:span><text:span text:style-name="T69">underlying forms (data types). With polymorphism, each of these classes</text:span><text:span text:style-name="T70"> </text:span><text:span text:style-name="T69">will have different underlying data. Precisely, Poly means ‘many’ and morphism</text:span><text:span text:style-name="T70"> </text:span><text:span text:style-name="T69">means ‘forms’.</text:span><text:span text:style-name="T70"> </text:span></text:p>
      <text:p text:style-name="P42"><text:span text:style-name="T71">Types of Polymorphism</text:span><text:span text:style-name="T67"> </text:span><text:span text:style-name="T76">IMP</text:span><text:span text:style-name="T77"> </text:span></text:p>
      <text:p text:style-name="P43"><text:span text:style-name="T69">1. Compile Time Polymorphism (Static)</text:span><text:span text:style-name="T70"> </text:span></text:p>
      <text:p text:style-name="P44"><text:span text:style-name="T69">2. Runtime Polymorphism (Dynamic)</text:span><text:span text:style-name="T70"> </text:span></text:p>
      <text:p text:style-name="P46"><text:span text:style-name="T69">Let’s understand them one by one :</text:span><text:span text:style-name="T70"> </text:span></text:p>
      <text:p text:style-name="P47"><text:span text:style-name="T71">Compile Time Polymorphism</text:span><text:span text:style-name="T67"> </text:span><text:span text:style-name="T69">:</text:span><text:span text:style-name="T70"> </text:span><text:span text:style-name="T31">The polymorphism which is implemented at</text:span><text:span text:style-name="T30"> </text:span><text:span text:style-name="T31">the compile time is known as compile-time polymorphism. Example -</text:span><text:span text:style-name="T30"> </text:span><text:span text:style-name="T31">Method Overloading</text:span><text:span text:style-name="T30"> </text:span></text:p>
      <text:p text:style-name="P48"/>
      <text:p text:style-name="P49"><text:span text:style-name="T35">Method Overloading</text:span><text:span text:style-name="T31"> : Method overloading is a technique which allows you</text:span><text:span text:style-name="T30"> </text:span><text:span text:style-name="T31">to have more than one function with the same function name but with</text:span><text:span text:style-name="T30"> </text:span><text:span text:style-name="T31">different functionality. Method overloading can be possible on the</text:span><text:span text:style-name="T30"> </text:span><text:span text:style-name="T31">following basis:</text:span><text:span text:style-name="T30"> </text:span></text:p>
      <text:p text:style-name="P45"><text:span text:style-name="T63">1. The type of the parameters passed to the function.</text:span><text:span text:style-name="T62"> </text:span></text:p>
      <text:p text:style-name="P50"><text:span text:style-name="T63">2. The number of parameters passed to the function.</text:span></text:p>
      <text:p text:style-name="P51"/>
      <text:p text:style-name="P52"><text:span text:style-name="T41">class</text:span><text:span text:style-name="T43"> </text:span><text:span text:style-name="T45">Student</text:span><text:span text:style-name="T43"> {</text:span></text:p>
      <text:p text:style-name="P52"><text:span text:style-name="T43"><text:s text:c="3"/></text:span><text:span text:style-name="T45">String</text:span><text:span text:style-name="T43"> </text:span><text:span text:style-name="T47">name</text:span><text:span text:style-name="T43">;</text:span></text:p>
      <text:p text:style-name="P52"><text:span text:style-name="T43"><text:s text:c="3"/></text:span><text:span text:style-name="T45">int</text:span><text:span text:style-name="T43"> </text:span><text:span text:style-name="T47">age</text:span><text:span text:style-name="T43">;</text:span></text:p>
      <text:p text:style-name="P52"><text:span text:style-name="T43"><text:s text:c="2"/></text:span></text:p>
      <text:p text:style-name="P52"><text:span text:style-name="T43"><text:s text:c="3"/></text:span><text:span text:style-name="T41">public</text:span><text:span text:style-name="T43"> </text:span><text:span text:style-name="T45">void</text:span><text:span text:style-name="T43"> </text:span><text:span text:style-name="T49">displayInfo</text:span><text:span text:style-name="T43">(</text:span><text:span text:style-name="T45">String</text:span><text:span text:style-name="T43"> </text:span><text:span text:style-name="T47">name</text:span><text:span text:style-name="T43">) {</text:span></text:p>
      <text:p text:style-name="P52"><text:span text:style-name="T43"><text:s text:c="7"/></text:span><text:span text:style-name="T45">System</text:span><text:span text:style-name="T43">.</text:span><text:span text:style-name="T50">out</text:span><text:span text:style-name="T43">.</text:span><text:span text:style-name="T49">println</text:span><text:span text:style-name="T43">(</text:span><text:span text:style-name="T47">name</text:span><text:span text:style-name="T43">);</text:span></text:p>
      <text:p text:style-name="P52"><text:span text:style-name="T43"><text:s text:c="3"/>}</text:span></text:p>
      <text:p text:style-name="P53"/>
      <text:p text:style-name="P52"><text:span text:style-name="T43"><text:s text:c="3"/></text:span><text:span text:style-name="T41">public</text:span><text:span text:style-name="T43"> </text:span><text:span text:style-name="T45">void</text:span><text:span text:style-name="T43"> </text:span><text:span text:style-name="T49">displayInfo</text:span><text:span text:style-name="T43">(</text:span><text:span text:style-name="T45">int</text:span><text:span text:style-name="T43"> </text:span><text:span text:style-name="T47">age</text:span><text:span text:style-name="T43">) {</text:span></text:p>
      <text:p text:style-name="P52"><text:span text:style-name="T43"><text:s text:c="7"/></text:span><text:span text:style-name="T45">System</text:span><text:span text:style-name="T43">.</text:span><text:span text:style-name="T50">out</text:span><text:span text:style-name="T43">.</text:span><text:span text:style-name="T49">println</text:span><text:span text:style-name="T43">(</text:span><text:span text:style-name="T47">age</text:span><text:span text:style-name="T43">);</text:span></text:p>
      <text:p text:style-name="P52"><text:soft-page-break/><text:span text:style-name="T43"><text:s text:c="3"/>}</text:span></text:p>
      <text:p text:style-name="P53"/>
      <text:p text:style-name="P52"><text:span text:style-name="T43"><text:s text:c="3"/></text:span><text:span text:style-name="T41">public</text:span><text:span text:style-name="T43"> </text:span><text:span text:style-name="T45">void</text:span><text:span text:style-name="T43"> </text:span><text:span text:style-name="T49">displayInfo</text:span><text:span text:style-name="T43">(</text:span><text:span text:style-name="T45">String</text:span><text:span text:style-name="T43"> </text:span><text:span text:style-name="T47">name</text:span><text:span text:style-name="T43">, </text:span><text:span text:style-name="T45">int</text:span><text:span text:style-name="T43"> </text:span><text:span text:style-name="T47">age</text:span><text:span text:style-name="T43">) {</text:span></text:p>
      <text:p text:style-name="P52"><text:span text:style-name="T43"><text:s text:c="7"/></text:span><text:span text:style-name="T45">System</text:span><text:span text:style-name="T43">.</text:span><text:span text:style-name="T50">out</text:span><text:span text:style-name="T43">.</text:span><text:span text:style-name="T49">println</text:span><text:span text:style-name="T43">(</text:span><text:span text:style-name="T47">name</text:span><text:span text:style-name="T43">);</text:span></text:p>
      <text:p text:style-name="P52"><text:span text:style-name="T43"><text:s text:c="7"/></text:span><text:span text:style-name="T45">System</text:span><text:span text:style-name="T43">.</text:span><text:span text:style-name="T50">out</text:span><text:span text:style-name="T43">.</text:span><text:span text:style-name="T49">println</text:span><text:span text:style-name="T43">(</text:span><text:span text:style-name="T47">age</text:span><text:span text:style-name="T43">);</text:span></text:p>
      <text:p text:style-name="P52"><text:span text:style-name="T43"><text:s text:c="3"/>}</text:span></text:p>
      <text:p text:style-name="P52"><text:span text:style-name="T43">}</text:span></text:p>
      <text:p text:style-name="P51"/>
      <text:p text:style-name="P51"/>
      <text:p text:style-name="P54"><text:span text:style-name="T36">Runtime Polymorphism</text:span><text:span text:style-name="T32"> </text:span><text:span text:style-name="T31">:</text:span><text:span text:style-name="T30"> </text:span><text:span text:style-name="T31">Runtime polymorphism is also known as </text:span><text:span text:style-name="T32">dynamic</text:span><text:span text:style-name="T33"> </text:span><text:span text:style-name="T32">polymorphism</text:span><text:span text:style-name="T31">.</text:span><text:span text:style-name="T30"> </text:span><text:span text:style-name="T31">Function overriding is an example of runtime</text:span><text:span text:style-name="T30"> </text:span><text:span text:style-name="T31">polymorphism. Function overriding means when the child class contains</text:span><text:span text:style-name="T30"> </text:span><text:span text:style-name="T31">the method which is already present in the parent class. Hence, </text:span><text:span text:style-name="T32">the child</text:span><text:span text:style-name="T33"> </text:span><text:span text:style-name="T32">class overrides the method of the parent class</text:span><text:span text:style-name="T31">.</text:span><text:span text:style-name="T30"> </text:span><text:span text:style-name="T31">In case of function</text:span><text:span text:style-name="T30"> </text:span><text:span text:style-name="T31">overriding, parent and child classes both contain the same function with a</text:span><text:span text:style-name="T30"> </text:span><text:span text:style-name="T31">different definition. The call to the function is determined at runtime is</text:span><text:span text:style-name="T30"> </text:span><text:span text:style-name="T31">known as</text:span><text:span text:style-name="T30"> </text:span><text:span text:style-name="T31">runtime polymorphism.</text:span></text:p>
      <text:p text:style-name="P55"/>
      <text:p text:style-name="P52"><text:span text:style-name="T41">class</text:span><text:span text:style-name="T43"> </text:span><text:span text:style-name="T45">Shape</text:span><text:span text:style-name="T43"> {</text:span></text:p>
      <text:p text:style-name="P52"><text:span text:style-name="T43"><text:s text:c="3"/></text:span><text:span text:style-name="T41">public</text:span><text:span text:style-name="T43"> </text:span><text:span text:style-name="T45">void</text:span><text:span text:style-name="T43"> </text:span><text:span text:style-name="T49">area</text:span><text:span text:style-name="T43">() {</text:span></text:p>
      <text:p text:style-name="P52"><text:span text:style-name="T43"><text:s text:c="7"/></text:span><text:span text:style-name="T45">System</text:span><text:span text:style-name="T43">.</text:span><text:span text:style-name="T50">out</text:span><text:span text:style-name="T43">.</text:span><text:span text:style-name="T49">println</text:span><text:span text:style-name="T43">(</text:span><text:span text:style-name="T51">"Displays Area of Shape"</text:span><text:span text:style-name="T43">);</text:span></text:p>
      <text:p text:style-name="P52"><text:span text:style-name="T43"><text:s text:c="3"/>}</text:span></text:p>
      <text:p text:style-name="P52"><text:span text:style-name="T43">}</text:span></text:p>
      <text:p text:style-name="P52"><text:span text:style-name="T41">class</text:span><text:span text:style-name="T43"> </text:span><text:span text:style-name="T45">Triangle</text:span><text:span text:style-name="T43"> </text:span><text:span text:style-name="T41">extends</text:span><text:span text:style-name="T43"> </text:span><text:span text:style-name="T45">Shape</text:span><text:span text:style-name="T43"> {</text:span></text:p>
      <text:p text:style-name="P52"><text:span text:style-name="T43"><text:s text:c="3"/></text:span><text:span text:style-name="T41">public</text:span><text:span text:style-name="T43"> </text:span><text:span text:style-name="T45">void</text:span><text:span text:style-name="T43"> </text:span><text:span text:style-name="T49">area</text:span><text:span text:style-name="T43">(</text:span><text:span text:style-name="T45">int</text:span><text:span text:style-name="T43"> </text:span><text:span text:style-name="T47">h</text:span><text:span text:style-name="T43">, </text:span><text:span text:style-name="T45">int</text:span><text:span text:style-name="T43"> </text:span><text:span text:style-name="T47">b</text:span><text:span text:style-name="T43">) {</text:span></text:p>
      <text:p text:style-name="P52"><text:span text:style-name="T43"><text:s text:c="7"/></text:span><text:span text:style-name="T45">System</text:span><text:span text:style-name="T43">.</text:span><text:span text:style-name="T50">out</text:span><text:span text:style-name="T43">.</text:span><text:span text:style-name="T49">println</text:span><text:span text:style-name="T43">((</text:span><text:span text:style-name="T54">1</text:span><text:span text:style-name="T43">/</text:span><text:span text:style-name="T54">2</text:span><text:span text:style-name="T43">)*</text:span><text:span text:style-name="T47">b</text:span><text:span text:style-name="T43">*</text:span><text:span text:style-name="T47">h</text:span><text:span text:style-name="T43">);</text:span></text:p>
      <text:p text:style-name="P52"><text:span text:style-name="T43"><text:s text:c="3"/>} <text:s/></text:span></text:p>
      <text:p text:style-name="P52"><text:span text:style-name="T43">}</text:span></text:p>
      <text:p text:style-name="P52"><text:soft-page-break/><text:span text:style-name="T41">class</text:span><text:span text:style-name="T43"> </text:span><text:span text:style-name="T45">Circle</text:span><text:span text:style-name="T43"> </text:span><text:span text:style-name="T41">extends</text:span><text:span text:style-name="T43"> </text:span><text:span text:style-name="T45">Shape</text:span><text:span text:style-name="T43"> {</text:span></text:p>
      <text:p text:style-name="P52"><text:span text:style-name="T43"><text:s text:c="3"/></text:span><text:span text:style-name="T41">public</text:span><text:span text:style-name="T43"> </text:span><text:span text:style-name="T45">void</text:span><text:span text:style-name="T43"> </text:span><text:span text:style-name="T49">area</text:span><text:span text:style-name="T43">(</text:span><text:span text:style-name="T45">int</text:span><text:span text:style-name="T43"> </text:span><text:span text:style-name="T47">r</text:span><text:span text:style-name="T43">) {</text:span></text:p>
      <text:p text:style-name="P52"><text:span text:style-name="T43"><text:s text:c="7"/></text:span><text:span text:style-name="T45">System</text:span><text:span text:style-name="T43">.</text:span><text:span text:style-name="T50">out</text:span><text:span text:style-name="T43">.</text:span><text:span text:style-name="T49">println</text:span><text:span text:style-name="T43">((</text:span><text:span text:style-name="T54">3.14</text:span><text:span text:style-name="T43">)*</text:span><text:span text:style-name="T47">r</text:span><text:span text:style-name="T43">*</text:span><text:span text:style-name="T47">r</text:span><text:span text:style-name="T43">);</text:span></text:p>
      <text:p text:style-name="P52"><text:span text:style-name="T43"><text:s text:c="3"/>} <text:s/></text:span></text:p>
      <text:p text:style-name="P52"><text:span text:style-name="T43">}</text:span></text:p>
      <text:p text:style-name="P51"/>
      <text:p text:style-name="P51"/>
      <text:p text:style-name="P51"/>
      <text:p text:style-name="P56"/>
      <text:p text:style-name="P59"><text:span text:style-name="T13"><text:s/></text:span><text:span text:style-name="T8">Inheritance</text:span><text:span text:style-name="T9"> </text:span></text:p>
      <text:p text:style-name="P60"><text:span text:style-name="T4">Inheritance is a process in which one object acquires all the properties and</text:span><text:span text:style-name="T5"> </text:span><text:span text:style-name="T4">behaviors of its parent object automatically. In such a way, you can </text:span><text:span text:style-name="T2">reuse,</text:span><text:span text:style-name="T3"> </text:span><text:span text:style-name="T2">extend or</text:span><text:span text:style-name="T3"> </text:span><text:span text:style-name="T2">modify </text:span><text:span text:style-name="T4">the attributes and behaviors which are defined in other</text:span><text:span text:style-name="T5"> </text:span><text:span text:style-name="T4">classes.</text:span><text:span text:style-name="T5"> </text:span></text:p>
      <text:p text:style-name="P61"><text:span text:style-name="T4">In </text:span><text:span text:style-name="T31">Java</text:span><text:span text:style-name="T4">, the class which inherits the members of another class is called</text:span><text:span text:style-name="T5"> </text:span><text:span text:style-name="T4">derived class and</text:span><text:span text:style-name="T5"> </text:span><text:span text:style-name="T4">the class whose members are inherited is called base class.</text:span><text:span text:style-name="T5"> </text:span><text:span text:style-name="T4">The derived class is the specialized class for the base class.</text:span><text:span text:style-name="T5"> </text:span></text:p>
      <text:p text:style-name="P62"><text:span text:style-name="T12">Types of Inheritance :</text:span><text:span text:style-name="T10"> </text:span></text:p>
      <text:p text:style-name="P63"><text:span text:style-name="T11">1.</text:span><text:span text:style-name="T12"> Single inheritance</text:span><text:span text:style-name="T11"> : </text:span><text:span text:style-name="T4">When one class inherits another class, it is known</text:span><text:span text:style-name="T5"> </text:span><text:span text:style-name="T4">as single level inheritance</text:span><text:span text:style-name="T5"> </text:span></text:p>
      <text:p text:style-name="P65"><text:span text:style-name="T41">class</text:span><text:span text:style-name="T43"> </text:span><text:span text:style-name="T45">Shape</text:span><text:span text:style-name="T43"> {</text:span></text:p>
      <text:p text:style-name="P65"><text:span text:style-name="T43"><text:s text:c="3"/></text:span><text:span text:style-name="T41">public</text:span><text:span text:style-name="T43"> </text:span><text:span text:style-name="T45">void</text:span><text:span text:style-name="T43"> </text:span><text:span text:style-name="T49">area</text:span><text:span text:style-name="T43">() {</text:span></text:p>
      <text:p text:style-name="P65"><text:span text:style-name="T43"><text:s text:c="7"/></text:span><text:span text:style-name="T45">System</text:span><text:span text:style-name="T43">.</text:span><text:span text:style-name="T50">out</text:span><text:span text:style-name="T43">.</text:span><text:span text:style-name="T49">println</text:span><text:span text:style-name="T43">(</text:span><text:span text:style-name="T51">"Displays Area of Shape"</text:span><text:span text:style-name="T43">);</text:span></text:p>
      <text:p text:style-name="P65"><text:span text:style-name="T43"><text:s text:c="3"/>}</text:span></text:p>
      <text:p text:style-name="P65"><text:span text:style-name="T43">}</text:span></text:p>
      <text:p text:style-name="P65"><text:span text:style-name="T41">class</text:span><text:span text:style-name="T43"> </text:span><text:span text:style-name="T45">Triangle</text:span><text:span text:style-name="T43"> </text:span><text:span text:style-name="T41">extends</text:span><text:span text:style-name="T43"> </text:span><text:span text:style-name="T45">Shape</text:span><text:span text:style-name="T43"> {</text:span></text:p>
      <text:p text:style-name="P65"><text:span text:style-name="T43"><text:s text:c="3"/></text:span><text:span text:style-name="T41">public</text:span><text:span text:style-name="T43"> </text:span><text:span text:style-name="T45">void</text:span><text:span text:style-name="T43"> </text:span><text:span text:style-name="T49">area</text:span><text:span text:style-name="T43">(</text:span><text:span text:style-name="T45">int</text:span><text:span text:style-name="T43"> </text:span><text:span text:style-name="T47">h</text:span><text:span text:style-name="T43">, </text:span><text:span text:style-name="T45">int</text:span><text:span text:style-name="T43"> </text:span><text:span text:style-name="T47">b</text:span><text:span text:style-name="T43">) {</text:span></text:p>
      <text:p text:style-name="P65"><text:soft-page-break/><text:span text:style-name="T43"><text:s text:c="7"/></text:span><text:span text:style-name="T45">System</text:span><text:span text:style-name="T43">.</text:span><text:span text:style-name="T50">out</text:span><text:span text:style-name="T43">.</text:span><text:span text:style-name="T49">println</text:span><text:span text:style-name="T43">((</text:span><text:span text:style-name="T54">1</text:span><text:span text:style-name="T43">/</text:span><text:span text:style-name="T54">2</text:span><text:span text:style-name="T43">)*</text:span><text:span text:style-name="T47">b</text:span><text:span text:style-name="T43">*</text:span><text:span text:style-name="T47">h</text:span><text:span text:style-name="T43">);</text:span></text:p>
      <text:p text:style-name="P65"><text:span text:style-name="T43"><text:s text:c="3"/>} <text:s/></text:span></text:p>
      <text:p text:style-name="P65"><text:span text:style-name="T43">}</text:span></text:p>
      <text:p text:style-name="P64"/>
      <text:p text:style-name="P66"><text:span text:style-name="T57">2</text:span><text:span text:style-name="T11">. </text:span><text:span text:style-name="T12">Hierarchical inheritance</text:span><text:span text:style-name="T11"> : </text:span><text:span text:style-name="T4">Hierarchical inheritance is defined as the</text:span><text:span text:style-name="T5"> </text:span><text:span text:style-name="T4">process of</text:span><text:span text:style-name="T5"> </text:span><text:span text:style-name="T4">deriving more than one class from a base class.</text:span><text:span text:style-name="T5"> </text:span></text:p>
      <text:p text:style-name="P68"><text:span text:style-name="T41">class</text:span><text:span text:style-name="T43"> </text:span><text:span text:style-name="T45">Shape</text:span><text:span text:style-name="T43"> {</text:span></text:p>
      <text:p text:style-name="P68"><text:span text:style-name="T43"><text:s text:c="3"/></text:span><text:span text:style-name="T41">public</text:span><text:span text:style-name="T43"> </text:span><text:span text:style-name="T45">void</text:span><text:span text:style-name="T43"> </text:span><text:span text:style-name="T49">area</text:span><text:span text:style-name="T43">() {</text:span></text:p>
      <text:p text:style-name="P68"><text:span text:style-name="T43"><text:s text:c="7"/></text:span><text:span text:style-name="T45">System</text:span><text:span text:style-name="T43">.</text:span><text:span text:style-name="T50">out</text:span><text:span text:style-name="T43">.</text:span><text:span text:style-name="T49">println</text:span><text:span text:style-name="T43">(</text:span><text:span text:style-name="T51">"Displays Area of Shape"</text:span><text:span text:style-name="T43">);</text:span></text:p>
      <text:p text:style-name="P68"><text:span text:style-name="T43"><text:s text:c="3"/>}</text:span></text:p>
      <text:p text:style-name="P68"><text:span text:style-name="T43">}</text:span></text:p>
      <text:p text:style-name="P68"><text:span text:style-name="T41">class</text:span><text:span text:style-name="T43"> </text:span><text:span text:style-name="T45">Triangle</text:span><text:span text:style-name="T43"> </text:span><text:span text:style-name="T41">extends</text:span><text:span text:style-name="T43"> </text:span><text:span text:style-name="T45">Shape</text:span><text:span text:style-name="T43"> {</text:span></text:p>
      <text:p text:style-name="P68"><text:span text:style-name="T43"><text:s text:c="3"/></text:span><text:span text:style-name="T41">public</text:span><text:span text:style-name="T43"> </text:span><text:span text:style-name="T45">void</text:span><text:span text:style-name="T43"> </text:span><text:span text:style-name="T49">area</text:span><text:span text:style-name="T43">(</text:span><text:span text:style-name="T45">int</text:span><text:span text:style-name="T43"> </text:span><text:span text:style-name="T47">h</text:span><text:span text:style-name="T43">, </text:span><text:span text:style-name="T45">int</text:span><text:span text:style-name="T43"> </text:span><text:span text:style-name="T47">b</text:span><text:span text:style-name="T43">) {</text:span></text:p>
      <text:p text:style-name="P68"><text:span text:style-name="T43"><text:s text:c="7"/></text:span><text:span text:style-name="T45">System</text:span><text:span text:style-name="T43">.</text:span><text:span text:style-name="T50">out</text:span><text:span text:style-name="T43">.</text:span><text:span text:style-name="T49">println</text:span><text:span text:style-name="T43">((</text:span><text:span text:style-name="T54">1</text:span><text:span text:style-name="T43">/</text:span><text:span text:style-name="T54">2</text:span><text:span text:style-name="T43">)*</text:span><text:span text:style-name="T47">b</text:span><text:span text:style-name="T43">*</text:span><text:span text:style-name="T47">h</text:span><text:span text:style-name="T43">);</text:span></text:p>
      <text:p text:style-name="P68"><text:span text:style-name="T43"><text:s text:c="3"/>} <text:s/></text:span></text:p>
      <text:p text:style-name="P68"><text:span text:style-name="T43">}</text:span></text:p>
      <text:p text:style-name="P68"><text:span text:style-name="T41">class</text:span><text:span text:style-name="T43"> </text:span><text:span text:style-name="T45">Circle</text:span><text:span text:style-name="T43"> </text:span><text:span text:style-name="T41">extends</text:span><text:span text:style-name="T43"> </text:span><text:span text:style-name="T45">Shape</text:span><text:span text:style-name="T43"> {</text:span></text:p>
      <text:p text:style-name="P68"><text:span text:style-name="T43"><text:s text:c="3"/></text:span><text:span text:style-name="T41">public</text:span><text:span text:style-name="T43"> </text:span><text:span text:style-name="T45">void</text:span><text:span text:style-name="T43"> </text:span><text:span text:style-name="T49">area</text:span><text:span text:style-name="T43">(</text:span><text:span text:style-name="T45">int</text:span><text:span text:style-name="T43"> </text:span><text:span text:style-name="T47">r</text:span><text:span text:style-name="T43">) {</text:span></text:p>
      <text:p text:style-name="P68"><text:span text:style-name="T43"><text:s text:c="7"/></text:span><text:span text:style-name="T45">System</text:span><text:span text:style-name="T43">.</text:span><text:span text:style-name="T50">out</text:span><text:span text:style-name="T43">.</text:span><text:span text:style-name="T49">println</text:span><text:span text:style-name="T43">((</text:span><text:span text:style-name="T54">3.14</text:span><text:span text:style-name="T43">)*</text:span><text:span text:style-name="T47">r</text:span><text:span text:style-name="T43">*</text:span><text:span text:style-name="T47">r</text:span><text:span text:style-name="T43">);</text:span></text:p>
      <text:p text:style-name="P68"><text:span text:style-name="T43"><text:s text:c="3"/>} <text:s/></text:span></text:p>
      <text:p text:style-name="P68"><text:span text:style-name="T43">}</text:span></text:p>
      <text:p text:style-name="P67"/>
      <text:p text:style-name="P69"><text:soft-page-break/><text:span text:style-name="T57">3</text:span><text:span text:style-name="T11">.</text:span><text:span text:style-name="T12"> Multilevel inheritance</text:span><text:span text:style-name="T11"> : </text:span><text:span text:style-name="T4">Multilevel inheritance is a process of deriving a</text:span><text:span text:style-name="T5"> </text:span><text:span text:style-name="T4">class from another derived class.</text:span><text:span text:style-name="T5"> </text:span></text:p>
      <text:p text:style-name="P71"><text:span text:style-name="T41">class</text:span><text:span text:style-name="T43"> </text:span><text:span text:style-name="T45">Shape</text:span><text:span text:style-name="T43"> {</text:span></text:p>
      <text:p text:style-name="P71"><text:span text:style-name="T43"><text:s text:c="3"/></text:span><text:span text:style-name="T41">public</text:span><text:span text:style-name="T43"> </text:span><text:span text:style-name="T45">void</text:span><text:span text:style-name="T43"> </text:span><text:span text:style-name="T49">area</text:span><text:span text:style-name="T43">() {</text:span></text:p>
      <text:p text:style-name="P71"><text:span text:style-name="T43"><text:s text:c="7"/></text:span><text:span text:style-name="T45">System</text:span><text:span text:style-name="T43">.</text:span><text:span text:style-name="T50">out</text:span><text:span text:style-name="T43">.</text:span><text:span text:style-name="T49">println</text:span><text:span text:style-name="T43">(</text:span><text:span text:style-name="T51">"Displays Area of Shape"</text:span><text:span text:style-name="T43">);</text:span></text:p>
      <text:p text:style-name="P71"><text:span text:style-name="T43"><text:s text:c="3"/>}</text:span></text:p>
      <text:p text:style-name="P71"><text:span text:style-name="T43">}</text:span></text:p>
      <text:p text:style-name="P71"><text:span text:style-name="T41">class</text:span><text:span text:style-name="T43"> </text:span><text:span text:style-name="T45">Triangle</text:span><text:span text:style-name="T43"> </text:span><text:span text:style-name="T41">extends</text:span><text:span text:style-name="T43"> </text:span><text:span text:style-name="T45">Shape</text:span><text:span text:style-name="T43"> {</text:span></text:p>
      <text:p text:style-name="P71"><text:span text:style-name="T43"><text:s text:c="3"/></text:span><text:span text:style-name="T41">public</text:span><text:span text:style-name="T43"> </text:span><text:span text:style-name="T45">void</text:span><text:span text:style-name="T43"> </text:span><text:span text:style-name="T49">area</text:span><text:span text:style-name="T43">(</text:span><text:span text:style-name="T45">int</text:span><text:span text:style-name="T43"> </text:span><text:span text:style-name="T47">h</text:span><text:span text:style-name="T43">, </text:span><text:span text:style-name="T45">int</text:span><text:span text:style-name="T43"> </text:span><text:span text:style-name="T47">b</text:span><text:span text:style-name="T43">) {</text:span></text:p>
      <text:p text:style-name="P71"><text:span text:style-name="T43"><text:s text:c="7"/></text:span><text:span text:style-name="T45">System</text:span><text:span text:style-name="T43">.</text:span><text:span text:style-name="T50">out</text:span><text:span text:style-name="T43">.</text:span><text:span text:style-name="T49">println</text:span><text:span text:style-name="T43">((</text:span><text:span text:style-name="T54">1</text:span><text:span text:style-name="T43">/</text:span><text:span text:style-name="T54">2</text:span><text:span text:style-name="T43">)*</text:span><text:span text:style-name="T47">b</text:span><text:span text:style-name="T43">*</text:span><text:span text:style-name="T47">h</text:span><text:span text:style-name="T43">);</text:span></text:p>
      <text:p text:style-name="P71"><text:span text:style-name="T43"><text:s text:c="3"/>} <text:s/></text:span></text:p>
      <text:p text:style-name="P71"><text:span text:style-name="T43">}</text:span></text:p>
      <text:p text:style-name="P71"><text:span text:style-name="T41">class</text:span><text:span text:style-name="T43"> </text:span><text:span text:style-name="T45">EquilateralTriangle</text:span><text:span text:style-name="T43"> </text:span><text:span text:style-name="T41">extends</text:span><text:span text:style-name="T43"> </text:span><text:span text:style-name="T45">Triangle</text:span><text:span text:style-name="T43"> {</text:span></text:p>
      <text:p text:style-name="P71"><text:span text:style-name="T43"><text:s text:c="3"/></text:span><text:span text:style-name="T45">int</text:span><text:span text:style-name="T43"> </text:span><text:span text:style-name="T47">side</text:span><text:span text:style-name="T43">;</text:span></text:p>
      <text:p text:style-name="P71"><text:span text:style-name="T43">}</text:span></text:p>
      <text:p text:style-name="P70"/>
      <text:p text:style-name="P72"><text:span text:style-name="T57">4</text:span><text:span text:style-name="T11">. </text:span><text:span text:style-name="T12">Hybrid inheritance</text:span><text:span text:style-name="T11"> : </text:span><text:span text:style-name="T19">Hybrid inheritance is a combination of</text:span><text:span text:style-name="T20"> </text:span></text:p>
      <text:p text:style-name="P73"><text:span text:style-name="T19">simple, multiple inheritance and hierarchical inheritance.</text:span><text:span text:style-name="T20"> </text:span></text:p>
      <text:p text:style-name="P74"/>
      <text:p text:style-name="P74"/>
      <text:p text:style-name="P74"/>
      <text:p text:style-name="P74"/>
      <text:p text:style-name="P74"><text:soft-page-break/>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5"><text:span text:style-name="T55">Package in Java</text:span></text:p>
      <text:p text:style-name="P75"><text:span text:style-name="T37">Package is a group of similar types of classes, interfaces and sub-packages. Packages can be built-in or user defined.</text:span></text:p>
      <text:p text:style-name="P75"><text:span text:style-name="T37">Built-in packages - java, util, io etc.</text:span></text:p>
      <text:p text:style-name="P76"/>
      <text:p text:style-name="P77"><text:span text:style-name="T41">import</text:span><text:span text:style-name="T43"> </text:span><text:span text:style-name="T45">java</text:span><text:span text:style-name="T43">.</text:span><text:span text:style-name="T45">util</text:span><text:span text:style-name="T43">.</text:span><text:span text:style-name="T45">Scanner</text:span><text:span text:style-name="T43">;</text:span></text:p>
      <text:p text:style-name="P57"/>
      <text:p text:style-name="P79"><text:span text:style-name="T41">import</text:span><text:span text:style-name="T43"> </text:span><text:span text:style-name="T45">java</text:span><text:span text:style-name="T43">.</text:span><text:span text:style-name="T45">io</text:span><text:span text:style-name="T43">.</text:span><text:span text:style-name="T45">IOException</text:span><text:span text:style-name="T43">;</text:span></text:p>
      <text:p text:style-name="P58"/>
      <text:p text:style-name="P75"><text:span text:style-name="T55">Access Modifiers in Java</text:span></text:p>
      <text:list xml:id="list2064587164" text:style-name="WWNum7">
        <text:list-item>
          <text:p text:style-name="P80"><text:soft-page-break/><text:span text:style-name="T60">Private</text:span><text:span text:style-name="T61">: The access level of a private modifier is only within the class. It cannot be accessed from outside the class.</text:span></text:p>
        </text:list-item>
        <text:list-item>
          <text:p text:style-name="P81"><text:span text:style-name="T60">Default</text:span><text:span text:style-name="T61">: The access level of a default modifier is only within the package. It cannot be accessed from outside the package. If you do not specify any access level, it will be the default.</text:span></text:p>
        </text:list-item>
        <text:list-item>
          <text:p text:style-name="P81"><text:span text:style-name="T60">Protected</text:span><text:span text:style-name="T61">: The access level of a protected modifier is within the package and outside the package through child class. If you do not make the child class, it cannot be accessed from outside the package.</text:span></text:p>
        </text:list-item>
        <text:list-item>
          <text:p text:style-name="P80"><text:span text:style-name="T60">Public</text:span><text:span text:style-name="T61">: The access level of a public modifier is everywhere. It can be accessed from within the class, outside the class, within the package and outside the package.</text:span></text:p>
        </text:list-item>
      </text:list>
      <text:p text:style-name="P74"/>
      <text:p text:style-name="P90"><text:span text:style-name="T41">package</text:span><text:span text:style-name="T43"> </text:span><text:span text:style-name="T45">newpackage</text:span><text:span text:style-name="T43">;</text:span></text:p>
      <text:p text:style-name="P91"/>
      <text:p text:style-name="P90"><text:span text:style-name="T41">class</text:span><text:span text:style-name="T43"> </text:span><text:span text:style-name="T45">Account</text:span><text:span text:style-name="T43"> {</text:span></text:p>
      <text:p text:style-name="P90"><text:span text:style-name="T43"><text:s text:c="3"/></text:span><text:span text:style-name="T41">public</text:span><text:span text:style-name="T43"> </text:span><text:span text:style-name="T45">String</text:span><text:span text:style-name="T43"> </text:span><text:span text:style-name="T47">name</text:span><text:span text:style-name="T43">;</text:span></text:p>
      <text:p text:style-name="P90"><text:span text:style-name="T43"><text:s text:c="3"/></text:span><text:span text:style-name="T41">protected</text:span><text:span text:style-name="T43"> </text:span><text:span text:style-name="T45">String</text:span><text:span text:style-name="T43"> </text:span><text:span text:style-name="T47">email</text:span><text:span text:style-name="T43">;</text:span></text:p>
      <text:p text:style-name="P90"><text:span text:style-name="T43"><text:s text:c="3"/></text:span><text:span text:style-name="T41">private</text:span><text:span text:style-name="T43"> </text:span><text:span text:style-name="T45">String</text:span><text:span text:style-name="T43"> </text:span><text:span text:style-name="T47">password</text:span><text:span text:style-name="T43">;</text:span></text:p>
      <text:p text:style-name="P91"/>
      <text:p text:style-name="P90"><text:span text:style-name="T43"><text:s text:c="3"/></text:span><text:span text:style-name="T41">public</text:span><text:span text:style-name="T43"> </text:span><text:span text:style-name="T45">void</text:span><text:span text:style-name="T43"> </text:span><text:span text:style-name="T49">setPassword</text:span><text:span text:style-name="T43">(</text:span><text:span text:style-name="T45">String</text:span><text:span text:style-name="T43"> </text:span><text:span text:style-name="T47">password</text:span><text:span text:style-name="T43">) {</text:span></text:p>
      <text:p text:style-name="P90"><text:span text:style-name="T43"><text:s text:c="7"/></text:span><text:span text:style-name="T41">this</text:span><text:span text:style-name="T43">.</text:span><text:span text:style-name="T47">password</text:span><text:span text:style-name="T43"> = </text:span><text:span text:style-name="T47">password</text:span><text:span text:style-name="T43">;</text:span></text:p>
      <text:p text:style-name="P90"><text:span text:style-name="T43"><text:s text:c="3"/>}</text:span></text:p>
      <text:p text:style-name="P90"><text:span text:style-name="T43">}</text:span></text:p>
      <text:p text:style-name="P90"><text:span text:style-name="T41">public</text:span><text:span text:style-name="T43"> </text:span><text:span text:style-name="T41">class</text:span><text:span text:style-name="T43"> </text:span><text:span text:style-name="T45">Sample</text:span><text:span text:style-name="T43"> {</text:span></text:p>
      <text:p text:style-name="P90"><text:span text:style-name="T43"><text:s text:c="3"/></text:span><text:span text:style-name="T41">public</text:span><text:span text:style-name="T43"> </text:span><text:span text:style-name="T41">static</text:span><text:span text:style-name="T43"> </text:span><text:span text:style-name="T45">void</text:span><text:span text:style-name="T43"> </text:span><text:span text:style-name="T49">main</text:span><text:span text:style-name="T43">(</text:span><text:span text:style-name="T45">String</text:span><text:span text:style-name="T43"> </text:span><text:span text:style-name="T47">args</text:span><text:span text:style-name="T43">[]) {</text:span></text:p>
      <text:p text:style-name="P90"><text:span text:style-name="T43"><text:s text:c="7"/></text:span><text:span text:style-name="T45">Account</text:span><text:span text:style-name="T43"> </text:span><text:span text:style-name="T47">a1</text:span><text:span text:style-name="T43"> = </text:span><text:span text:style-name="T52">new</text:span><text:span text:style-name="T43"> </text:span><text:span text:style-name="T49">Account</text:span><text:span text:style-name="T43">();</text:span></text:p>
      <text:p text:style-name="P90"><text:span text:style-name="T43"><text:s text:c="7"/></text:span><text:span text:style-name="T47">a1</text:span><text:span text:style-name="T43">.</text:span><text:span text:style-name="T47">name</text:span><text:span text:style-name="T43"> = </text:span><text:span text:style-name="T51">"Apna College"</text:span><text:span text:style-name="T43">;</text:span></text:p>
      <text:p text:style-name="P90"><text:span text:style-name="T43"><text:s text:c="7"/></text:span><text:span text:style-name="T47">a1</text:span><text:span text:style-name="T43">.</text:span><text:span text:style-name="T49">setPassword</text:span><text:span text:style-name="T43">(</text:span><text:span text:style-name="T51">"abcd"</text:span><text:span text:style-name="T43">);</text:span></text:p>
      <text:p text:style-name="P90"><text:soft-page-break/><text:span text:style-name="T43"><text:s text:c="7"/></text:span><text:span text:style-name="T47">a1</text:span><text:span text:style-name="T43">.</text:span><text:span text:style-name="T47">email</text:span><text:span text:style-name="T43"> = </text:span><text:span text:style-name="T51">"hello@apnacollege.com"</text:span><text:span text:style-name="T43">;</text:span></text:p>
      <text:p text:style-name="P90"><text:span text:style-name="T43"><text:s text:c="3"/>}</text:span></text:p>
      <text:p text:style-name="P90"><text:span text:style-name="T43">}</text:span></text:p>
      <text:p text:style-name="P91"/>
      <text:p text:style-name="P74"/>
      <text:p text:style-name="P39"/>
      <text:p text:style-name="P40"><text:span text:style-name="T14">Encapsulation</text:span><text:span text:style-name="T15"> </text:span></text:p>
      <text:p text:style-name="P92"><text:span text:style-name="T21">Encapsulation is the process of combining data and functions into a single</text:span><text:span text:style-name="T22"> </text:span><text:span text:style-name="T21">unit called class. In Encapsulation, the data is not accessed directly; it is</text:span><text:span text:style-name="T22"> </text:span><text:span text:style-name="T21">accessed through the functions present inside the class. In simpler words,</text:span><text:span text:style-name="T22"> </text:span><text:span text:style-name="T21">attributes of the class</text:span><text:span text:style-name="T22"> </text:span><text:span text:style-name="T21">are kept private and public getter and setter methods</text:span><text:span text:style-name="T22"> </text:span><text:span text:style-name="T21">are provided to manipulate these attributes. Thus, encapsulation makes the</text:span><text:span text:style-name="T22"> </text:span><text:span text:style-name="T21">concept of data hiding possible.(</text:span><text:span text:style-name="T23">Data hiding</text:span><text:span text:style-name="T21">:</text:span><text:span text:style-name="T22"> </text:span><text:span text:style-name="T21">a language feature to restrict</text:span><text:span text:style-name="T22"> </text:span><text:span text:style-name="T21">access to members of an object, reducing the negative effect due to</text:span><text:span text:style-name="T22"> </text:span><text:span text:style-name="T21">dependencies. e.g. "protected", "private" feature in </text:span><text:span text:style-name="T72">Java</text:span><text:span text:style-name="T21">).</text:span><text:span text:style-name="T22"> </text:span></text:p>
      <text:p text:style-name="P93"/>
      <text:p text:style-name="P93"/>
      <text:p text:style-name="P93"/>
      <text:p text:style-name="P93"/>
      <text:p text:style-name="P93"/>
      <text:p text:style-name="P93"/>
      <text:p text:style-name="P94"/>
      <text:p text:style-name="P59"><text:span text:style-name="T23">Abstraction</text:span><text:span text:style-name="T24"> </text:span></text:p>
      <text:p text:style-name="P95"><text:span text:style-name="T21">We try to obtain an </text:span><text:span text:style-name="T23">abstract view</text:span><text:span text:style-name="T21">,</text:span><text:span text:style-name="T22"> </text:span><text:span text:style-name="T21">model or structure of a real life problem,</text:span><text:span text:style-name="T22"> </text:span><text:span text:style-name="T21">and reduce its unnecessary details. With definition of properties of</text:span><text:span text:style-name="T22"> </text:span><text:span text:style-name="T21">problems,</text:span><text:span text:style-name="T22"> </text:span><text:span text:style-name="T21">including the data which are affected and the operations which</text:span><text:span text:style-name="T22"> </text:span><text:span text:style-name="T21">are identified, the model</text:span><text:span text:style-name="T22"> </text:span><text:span text:style-name="T21">abstracted from problems can be a standard</text:span><text:span text:style-name="T22"> </text:span><text:span text:style-name="T21">solution to this type of problems. It is an efficient way since there are</text:span><text:span text:style-name="T22"> </text:span><text:span text:style-name="T21">nebulous real-life problems that have similar properties.</text:span><text:span text:style-name="T22"> </text:span></text:p>
      <text:p text:style-name="P95"><text:span text:style-name="T73">In simple terms, it is hiding the unnecessary details &amp; showing only the essential parts/functionalities to the user.</text:span></text:p>
      <text:p text:style-name="P101"><text:span text:style-name="T25">Data binding</text:span><text:span text:style-name="T26"> </text:span><text:span text:style-name="T27">: </text:span><text:span text:style-name="T6">Data binding is a process of binding the application UI and</text:span><text:span text:style-name="T7"> </text:span><text:span text:style-name="T6">business logic.</text:span><text:span text:style-name="T7"> </text:span><text:span text:style-name="T6">Any change made in the business logic will reflect directly to the</text:span><text:span text:style-name="T7"> </text:span><text:span text:style-name="T6">application UI.</text:span><text:span text:style-name="T7"> </text:span></text:p>
      <text:p text:style-name="P101"><text:span text:style-name="T39">Abstraction</text:span><text:span text:style-name="T38"> is achieved in 2 ways :</text:span></text:p>
      <text:list xml:id="list1901531879" text:style-name="WWNum8">
        <text:list-item>
          <text:p text:style-name="P102"><text:span text:style-name="T38">Abstract class</text:span></text:p>
        </text:list-item>
        <text:list-item>
          <text:p text:style-name="P102"><text:soft-page-break/><text:span text:style-name="T38">Interfaces (Pure Abstraction)</text:span></text:p>
        </text:list-item>
      </text:list>
      <text:p text:style-name="P104"/>
      <text:list xml:id="list1443760135" text:style-name="WWNum4">
        <text:list-item>
          <text:p text:style-name="P103"><text:span text:style-name="T39">Abstract Class</text:span></text:p>
        </text:list-item>
      </text:list>
      <text:list xml:id="list905562355" text:style-name="WWNum1">
        <text:list-item>
          <text:p text:style-name="P82"><text:span text:style-name="T78">An abstract class must be declared with an abstract keyword.</text:span></text:p>
        </text:list-item>
        <text:list-item>
          <text:p text:style-name="P82"><text:span text:style-name="T78">It can have abstract and non-abstract methods.</text:span></text:p>
        </text:list-item>
        <text:list-item>
          <text:p text:style-name="P82"><text:span text:style-name="T78">It cannot be instantiated.</text:span></text:p>
        </text:list-item>
        <text:list-item>
          <text:p text:style-name="P82"><text:span text:style-name="T78">It can have constructors and static methods also.</text:span></text:p>
        </text:list-item>
        <text:list-item>
          <text:p text:style-name="P85"><text:span text:style-name="T78">It can have final methods which will force the subclass not to change the body of the method.</text:span></text:p>
        </text:list-item>
      </text:list>
      <text:p text:style-name="P105"><text:span text:style-name="T41">abstract</text:span><text:span text:style-name="T43"> </text:span><text:span text:style-name="T41">class</text:span><text:span text:style-name="T43"> </text:span><text:span text:style-name="T45">Animal</text:span><text:span text:style-name="T43"> {</text:span></text:p>
      <text:p text:style-name="P105"><text:span text:style-name="T43"><text:s text:c="3"/></text:span><text:span text:style-name="T41">abstract</text:span><text:span text:style-name="T43"> </text:span><text:span text:style-name="T45">void</text:span><text:span text:style-name="T43"> </text:span><text:span text:style-name="T49">walk</text:span><text:span text:style-name="T43">();</text:span></text:p>
      <text:p text:style-name="P105"><text:span text:style-name="T43"><text:s text:c="3"/></text:span><text:span text:style-name="T45">void</text:span><text:span text:style-name="T43"> </text:span><text:span text:style-name="T49">breathe</text:span><text:span text:style-name="T43">() {</text:span></text:p>
      <text:p text:style-name="P105"><text:span text:style-name="T43"><text:s text:c="7"/></text:span><text:span text:style-name="T45">System</text:span><text:span text:style-name="T43">.</text:span><text:span text:style-name="T50">out</text:span><text:span text:style-name="T43">.</text:span><text:span text:style-name="T49">println</text:span><text:span text:style-name="T43">(</text:span><text:span text:style-name="T51">"This animal breathes air"</text:span><text:span text:style-name="T43">);</text:span></text:p>
      <text:p text:style-name="P105"><text:span text:style-name="T43"><text:s text:c="3"/>}</text:span></text:p>
      <text:p text:style-name="P105"><text:span text:style-name="T43"><text:s text:c="3"/></text:span><text:span text:style-name="T49">Animal</text:span><text:span text:style-name="T43">() {</text:span></text:p>
      <text:p text:style-name="P105"><text:span text:style-name="T43"><text:s text:c="7"/></text:span><text:span text:style-name="T45">System</text:span><text:span text:style-name="T43">.</text:span><text:span text:style-name="T50">out</text:span><text:span text:style-name="T43">.</text:span><text:span text:style-name="T49">println</text:span><text:span text:style-name="T43">(</text:span><text:span text:style-name="T51">"You are about to create an Animal."</text:span><text:span text:style-name="T43">);</text:span></text:p>
      <text:p text:style-name="P105"><text:span text:style-name="T43"><text:s text:c="3"/>}</text:span></text:p>
      <text:p text:style-name="P105"><text:span text:style-name="T43">}</text:span></text:p>
      <text:p text:style-name="P106"/>
      <text:p text:style-name="P105"><text:span text:style-name="T41">class</text:span><text:span text:style-name="T43"> </text:span><text:span text:style-name="T45">Horse</text:span><text:span text:style-name="T43"> </text:span><text:span text:style-name="T41">extends</text:span><text:span text:style-name="T43"> </text:span><text:span text:style-name="T45">Animal</text:span><text:span text:style-name="T43"> {</text:span></text:p>
      <text:p text:style-name="P105"><text:span text:style-name="T43"><text:s text:c="3"/></text:span><text:span text:style-name="T49">Horse</text:span><text:span text:style-name="T43">() {</text:span></text:p>
      <text:p text:style-name="P105"><text:span text:style-name="T43"><text:s text:c="7"/></text:span><text:span text:style-name="T45">System</text:span><text:span text:style-name="T43">.</text:span><text:span text:style-name="T50">out</text:span><text:span text:style-name="T43">.</text:span><text:span text:style-name="T49">println</text:span><text:span text:style-name="T43">(</text:span><text:span text:style-name="T51">"Wow, you have created a Horse!"</text:span><text:span text:style-name="T43">);</text:span></text:p>
      <text:p text:style-name="P105"><text:soft-page-break/><text:span text:style-name="T43"><text:s text:c="3"/>}</text:span></text:p>
      <text:p text:style-name="P105"><text:span text:style-name="T43"><text:s text:c="3"/></text:span><text:span text:style-name="T45">void</text:span><text:span text:style-name="T43"> </text:span><text:span text:style-name="T49">walk</text:span><text:span text:style-name="T43">() {</text:span></text:p>
      <text:p text:style-name="P105"><text:span text:style-name="T43"><text:s text:c="7"/></text:span><text:span text:style-name="T45">System</text:span><text:span text:style-name="T43">.</text:span><text:span text:style-name="T50">out</text:span><text:span text:style-name="T43">.</text:span><text:span text:style-name="T49">println</text:span><text:span text:style-name="T43">(</text:span><text:span text:style-name="T51">"Horse walks on 4 legs"</text:span><text:span text:style-name="T43">);</text:span></text:p>
      <text:p text:style-name="P105"><text:span text:style-name="T43"><text:s text:c="3"/>}</text:span></text:p>
      <text:p text:style-name="P105"><text:span text:style-name="T43">}</text:span></text:p>
      <text:p text:style-name="P106"/>
      <text:p text:style-name="P105"><text:span text:style-name="T41">class</text:span><text:span text:style-name="T43"> </text:span><text:span text:style-name="T45">Chicken</text:span><text:span text:style-name="T43"> </text:span><text:span text:style-name="T41">extends</text:span><text:span text:style-name="T43"> </text:span><text:span text:style-name="T45">Animal</text:span><text:span text:style-name="T43"> {</text:span></text:p>
      <text:p text:style-name="P105"><text:span text:style-name="T43"><text:s text:c="3"/></text:span><text:span text:style-name="T49">Chicken</text:span><text:span text:style-name="T43">() {</text:span></text:p>
      <text:p text:style-name="P105"><text:span text:style-name="T43"><text:s text:c="7"/></text:span><text:span text:style-name="T45">System</text:span><text:span text:style-name="T43">.</text:span><text:span text:style-name="T50">out</text:span><text:span text:style-name="T43">.</text:span><text:span text:style-name="T49">println</text:span><text:span text:style-name="T43">(</text:span><text:span text:style-name="T51">"Wow, you have created a Chicken!"</text:span><text:span text:style-name="T43">);</text:span></text:p>
      <text:p text:style-name="P105"><text:span text:style-name="T43"><text:s text:c="3"/>}</text:span></text:p>
      <text:p text:style-name="P105"><text:span text:style-name="T43"><text:s text:c="3"/></text:span><text:span text:style-name="T45">void</text:span><text:span text:style-name="T43"> </text:span><text:span text:style-name="T49">walk</text:span><text:span text:style-name="T43">() {</text:span></text:p>
      <text:p text:style-name="P105"><text:span text:style-name="T43"><text:s text:c="7"/></text:span><text:span text:style-name="T45">System</text:span><text:span text:style-name="T43">.</text:span><text:span text:style-name="T50">out</text:span><text:span text:style-name="T43">.</text:span><text:span text:style-name="T49">println</text:span><text:span text:style-name="T43">(</text:span><text:span text:style-name="T51">"Chicken walks on 2 legs"</text:span><text:span text:style-name="T43">);</text:span></text:p>
      <text:p text:style-name="P105"><text:span text:style-name="T43"><text:s text:c="3"/>}</text:span></text:p>
      <text:p text:style-name="P105"><text:span text:style-name="T43">}</text:span></text:p>
      <text:p text:style-name="P106"/>
      <text:p text:style-name="P105"><text:span text:style-name="T41">public</text:span><text:span text:style-name="T43"> </text:span><text:span text:style-name="T41">class</text:span><text:span text:style-name="T43"> </text:span><text:span text:style-name="T45">OOPS</text:span><text:span text:style-name="T43"> {</text:span></text:p>
      <text:p text:style-name="P105"><text:span text:style-name="T43"><text:s text:c="3"/></text:span><text:span text:style-name="T41">public</text:span><text:span text:style-name="T43"> </text:span><text:span text:style-name="T41">static</text:span><text:span text:style-name="T43"> </text:span><text:span text:style-name="T45">void</text:span><text:span text:style-name="T43"> </text:span><text:span text:style-name="T49">main</text:span><text:span text:style-name="T43">(</text:span><text:span text:style-name="T45">String</text:span><text:span text:style-name="T43"> </text:span><text:span text:style-name="T47">args</text:span><text:span text:style-name="T43">[]) {</text:span></text:p>
      <text:p text:style-name="P105"><text:span text:style-name="T43"><text:s text:c="6"/></text:span><text:span text:style-name="T45">Horse</text:span><text:span text:style-name="T43"> </text:span><text:span text:style-name="T47">horse</text:span><text:span text:style-name="T43"> = </text:span><text:span text:style-name="T52">new</text:span><text:span text:style-name="T43"> </text:span><text:span text:style-name="T49">Horse</text:span><text:span text:style-name="T43">();</text:span></text:p>
      <text:p text:style-name="P105"><text:span text:style-name="T43"><text:s text:c="6"/></text:span><text:span text:style-name="T47">horse</text:span><text:span text:style-name="T43">.</text:span><text:span text:style-name="T49">walk</text:span><text:span text:style-name="T43">();</text:span></text:p>
      <text:p text:style-name="P105"><text:span text:style-name="T43"><text:s text:c="6"/></text:span><text:span text:style-name="T47">horse</text:span><text:span text:style-name="T43">.</text:span><text:span text:style-name="T49">breathe</text:span><text:span text:style-name="T43">();</text:span></text:p>
      <text:p text:style-name="P105"><text:span text:style-name="T43"><text:s text:c="3"/>}</text:span></text:p>
      <text:p text:style-name="P105"><text:soft-page-break/><text:span text:style-name="T43">}</text:span></text:p>
      <text:p text:style-name="P108"/>
      <text:p text:style-name="P108"/>
      <text:p text:style-name="P108"/>
      <text:p text:style-name="P108"/>
      <text:p text:style-name="P108"/>
      <text:p text:style-name="P109"/>
      <text:p text:style-name="P110"><text:span text:style-name="T38">2.</text:span><text:span text:style-name="T39"> Interfaces</text:span></text:p>
      <text:list xml:id="list2980453949" text:style-name="WWNum6">
        <text:list-item>
          <text:p text:style-name="P88"><text:span text:style-name="T37">All the fields in interfaces are public, static and final by default.</text:span></text:p>
        </text:list-item>
        <text:list-item>
          <text:p text:style-name="P83"><text:span text:style-name="T37">All methods are public &amp; abstract by default.</text:span></text:p>
        </text:list-item>
        <text:list-item>
          <text:p text:style-name="P83"><text:span text:style-name="T37">A class that implements an interface must implement all the methods declared in the interface.</text:span></text:p>
        </text:list-item>
        <text:list-item>
          <text:p text:style-name="P86"><text:span text:style-name="T78">Interfaces support the functionality of multiple inheritance.</text:span></text:p>
        </text:list-item>
      </text:list>
      <text:p text:style-name="P30"><text:span text:style-name="T41">interface</text:span><text:span text:style-name="T43"> </text:span><text:span text:style-name="T45">Animal</text:span><text:span text:style-name="T43"> {</text:span></text:p>
      <text:p text:style-name="P30"><text:span text:style-name="T43"><text:s text:c="3"/></text:span><text:span text:style-name="T45">void</text:span><text:span text:style-name="T43"> </text:span><text:span text:style-name="T49">walk</text:span><text:span text:style-name="T43">();</text:span></text:p>
      <text:p text:style-name="P30"><text:span text:style-name="T43">}</text:span></text:p>
      <text:p text:style-name="P31"/>
      <text:p text:style-name="P30"><text:span text:style-name="T41">class</text:span><text:span text:style-name="T43"> </text:span><text:span text:style-name="T45">Horse</text:span><text:span text:style-name="T43"> </text:span><text:span text:style-name="T41">implements</text:span><text:span text:style-name="T43"> </text:span><text:span text:style-name="T45">Animal</text:span><text:span text:style-name="T43"> {</text:span></text:p>
      <text:p text:style-name="P30"><text:span text:style-name="T43"><text:s text:c="3"/></text:span><text:span text:style-name="T41">public</text:span><text:span text:style-name="T43"> </text:span><text:span text:style-name="T45">void</text:span><text:span text:style-name="T43"> </text:span><text:span text:style-name="T49">walk</text:span><text:span text:style-name="T43">() {</text:span></text:p>
      <text:p text:style-name="P30"><text:span text:style-name="T43"><text:s text:c="7"/></text:span><text:span text:style-name="T45">System</text:span><text:span text:style-name="T43">.</text:span><text:span text:style-name="T50">out</text:span><text:span text:style-name="T43">.</text:span><text:span text:style-name="T49">println</text:span><text:span text:style-name="T43">(</text:span><text:span text:style-name="T51">"Horse walks on 4 legs"</text:span><text:span text:style-name="T43">);</text:span></text:p>
      <text:p text:style-name="P30"><text:span text:style-name="T43"><text:s text:c="3"/>}</text:span></text:p>
      <text:p text:style-name="P30"><text:span text:style-name="T43">}</text:span></text:p>
      <text:p text:style-name="P32"><text:soft-page-break/></text:p>
      <text:p text:style-name="P30"><text:span text:style-name="T41">class</text:span><text:span text:style-name="T43"> </text:span><text:span text:style-name="T45">Chicken</text:span><text:span text:style-name="T43"> </text:span><text:span text:style-name="T41">implements</text:span><text:span text:style-name="T43"> </text:span><text:span text:style-name="T45">Animal</text:span><text:span text:style-name="T43"> {</text:span></text:p>
      <text:p text:style-name="P30"><text:span text:style-name="T43"><text:s text:c="3"/></text:span><text:span text:style-name="T41">public</text:span><text:span text:style-name="T43"> </text:span><text:span text:style-name="T45">void</text:span><text:span text:style-name="T43"> </text:span><text:span text:style-name="T49">walk</text:span><text:span text:style-name="T43">() {</text:span></text:p>
      <text:p text:style-name="P30"><text:span text:style-name="T43"><text:s text:c="7"/></text:span><text:span text:style-name="T45">System</text:span><text:span text:style-name="T43">.</text:span><text:span text:style-name="T50">out</text:span><text:span text:style-name="T43">.</text:span><text:span text:style-name="T49">println</text:span><text:span text:style-name="T43">(</text:span><text:span text:style-name="T51">"Chicken walks on 2 legs"</text:span><text:span text:style-name="T43">);</text:span></text:p>
      <text:p text:style-name="P30"><text:span text:style-name="T43"><text:s text:c="3"/>}</text:span></text:p>
      <text:p text:style-name="P30"><text:span text:style-name="T43">}</text:span></text:p>
      <text:p text:style-name="P32"/>
      <text:p text:style-name="P30"><text:span text:style-name="T41">public</text:span><text:span text:style-name="T43"> </text:span><text:span text:style-name="T41">class</text:span><text:span text:style-name="T43"> </text:span><text:span text:style-name="T45">OOPS</text:span><text:span text:style-name="T43"> {</text:span></text:p>
      <text:p text:style-name="P30"><text:span text:style-name="T43"><text:s text:c="3"/></text:span><text:span text:style-name="T41">public</text:span><text:span text:style-name="T43"> </text:span><text:span text:style-name="T41">static</text:span><text:span text:style-name="T43"> </text:span><text:span text:style-name="T45">void</text:span><text:span text:style-name="T43"> </text:span><text:span text:style-name="T49">main</text:span><text:span text:style-name="T43">(</text:span><text:span text:style-name="T45">String</text:span><text:span text:style-name="T43"> </text:span><text:span text:style-name="T47">args</text:span><text:span text:style-name="T43">[]) {</text:span></text:p>
      <text:p text:style-name="P30"><text:span text:style-name="T43"><text:s text:c="6"/></text:span><text:span text:style-name="T45">Horse</text:span><text:span text:style-name="T43"> </text:span><text:span text:style-name="T47">horse</text:span><text:span text:style-name="T43"> = </text:span><text:span text:style-name="T52">new</text:span><text:span text:style-name="T43"> </text:span><text:span text:style-name="T49">Horse</text:span><text:span text:style-name="T43">();</text:span></text:p>
      <text:p text:style-name="P30"><text:span text:style-name="T43"><text:s text:c="6"/></text:span><text:span text:style-name="T47">horse</text:span><text:span text:style-name="T43">.</text:span><text:span text:style-name="T49">walk</text:span><text:span text:style-name="T43">();</text:span></text:p>
      <text:p text:style-name="P30"><text:span text:style-name="T43"><text:s text:c="3"/>}</text:span></text:p>
      <text:p text:style-name="P30"><text:span text:style-name="T43">}</text:span></text:p>
      <text:p text:style-name="P33"/>
      <text:p text:style-name="P107"/>
      <text:p text:style-name="P78"><text:span text:style-name="T74">Static Keyword</text:span><text:span text:style-name="T75"> </text:span></text:p>
      <text:p text:style-name="P96"><text:span text:style-name="T72">Static can be : </text:span></text:p>
      <text:list xml:id="list4280268088" text:style-name="WWNum2">
        <text:list-item>
          <text:p text:style-name="P89"><text:span text:style-name="T79">Variable (also known as a class variable)</text:span></text:p>
        </text:list-item>
        <text:list-item>
          <text:p text:style-name="P84"><text:span text:style-name="T79">Method (also known as a class method)</text:span></text:p>
        </text:list-item>
        <text:list-item>
          <text:p text:style-name="P84"><text:span text:style-name="T79">Block</text:span></text:p>
        </text:list-item>
        <text:list-item>
          <text:p text:style-name="P87"><text:span text:style-name="T79">Nested class</text:span></text:p>
        </text:list-item>
      </text:list>
      <text:p text:style-name="P97"><text:soft-page-break/><text:span text:style-name="T42">class</text:span><text:span text:style-name="T44"> </text:span><text:span text:style-name="T46">Student</text:span><text:span text:style-name="T44"> {</text:span></text:p>
      <text:p text:style-name="P97"><text:span text:style-name="T44"><text:s text:c="3"/></text:span><text:span text:style-name="T42">static</text:span><text:span text:style-name="T44"> </text:span><text:span text:style-name="T46">String</text:span><text:span text:style-name="T44"> </text:span><text:span text:style-name="T48">school</text:span><text:span text:style-name="T44">;</text:span></text:p>
      <text:p text:style-name="P97"><text:span text:style-name="T44"><text:s text:c="3"/></text:span><text:span text:style-name="T46">String</text:span><text:span text:style-name="T44"> </text:span><text:span text:style-name="T48">name</text:span><text:span text:style-name="T44">; <text:s text:c="2"/></text:span></text:p>
      <text:p text:style-name="P97"><text:span text:style-name="T44">}</text:span></text:p>
      <text:p text:style-name="P99"/>
      <text:p text:style-name="P100"><text:span text:style-name="T41">public</text:span><text:span text:style-name="T43"> </text:span><text:span text:style-name="T41">class</text:span><text:span text:style-name="T43"> </text:span><text:span text:style-name="T45">OOPS</text:span><text:span text:style-name="T43"> {</text:span></text:p>
      <text:p text:style-name="P100"><text:span text:style-name="T43"><text:s text:c="3"/></text:span><text:span text:style-name="T41">public</text:span><text:span text:style-name="T43"> </text:span><text:span text:style-name="T41">static</text:span><text:span text:style-name="T43"> </text:span><text:span text:style-name="T45">void</text:span><text:span text:style-name="T43"> </text:span><text:span text:style-name="T49">main</text:span><text:span text:style-name="T43">(</text:span><text:span text:style-name="T45">String</text:span><text:span text:style-name="T43"> </text:span><text:span text:style-name="T47">args</text:span><text:span text:style-name="T43">[]) {</text:span></text:p>
      <text:p text:style-name="P100"><text:span text:style-name="T43"><text:s text:c="7"/></text:span><text:span text:style-name="T45">Student</text:span><text:span text:style-name="T43">.</text:span><text:span text:style-name="T47">school</text:span><text:span text:style-name="T43"> = </text:span><text:span text:style-name="T51">"JMV"</text:span><text:span text:style-name="T43">;</text:span></text:p>
      <text:p text:style-name="P100"><text:span text:style-name="T43"><text:s text:c="7"/></text:span><text:span text:style-name="T45">Student</text:span><text:span text:style-name="T43"> </text:span><text:span text:style-name="T47">s1</text:span><text:span text:style-name="T43"> = </text:span><text:span text:style-name="T52">new</text:span><text:span text:style-name="T43"> </text:span><text:span text:style-name="T49">Student</text:span><text:span text:style-name="T43">();</text:span></text:p>
      <text:p text:style-name="P100"><text:span text:style-name="T43"><text:s text:c="7"/></text:span><text:span text:style-name="T45">Student</text:span><text:span text:style-name="T43"> </text:span><text:span text:style-name="T47">s2</text:span><text:span text:style-name="T43"> = </text:span><text:span text:style-name="T52">new</text:span><text:span text:style-name="T43"> </text:span><text:span text:style-name="T49">Student</text:span><text:span text:style-name="T43">();</text:span></text:p>
      <text:p text:style-name="P99"/>
      <text:p text:style-name="P100"><text:span text:style-name="T43"><text:s text:c="7"/></text:span><text:span text:style-name="T47">s1</text:span><text:span text:style-name="T43">.</text:span><text:span text:style-name="T47">name</text:span><text:span text:style-name="T43"> = </text:span><text:span text:style-name="T51">"Meena"</text:span><text:span text:style-name="T43">;</text:span></text:p>
      <text:p text:style-name="P100"><text:span text:style-name="T43"><text:s text:c="7"/></text:span><text:span text:style-name="T47">s2</text:span><text:span text:style-name="T43">.</text:span><text:span text:style-name="T47">name</text:span><text:span text:style-name="T43"> = </text:span><text:span text:style-name="T51">"Beena"</text:span><text:span text:style-name="T43">;</text:span></text:p>
      <text:p text:style-name="P99"/>
      <text:p text:style-name="P100"><text:span text:style-name="T43"><text:s text:c="7"/></text:span><text:span text:style-name="T45">System</text:span><text:span text:style-name="T43">.</text:span><text:span text:style-name="T50">out</text:span><text:span text:style-name="T43">.</text:span><text:span text:style-name="T49">println</text:span><text:span text:style-name="T43">(</text:span><text:span text:style-name="T47">s1</text:span><text:span text:style-name="T43">.</text:span><text:span text:style-name="T47">school</text:span><text:span text:style-name="T43">);</text:span></text:p>
      <text:p text:style-name="P100"><text:span text:style-name="T43"><text:s text:c="7"/></text:span><text:span text:style-name="T45">System</text:span><text:span text:style-name="T43">.</text:span><text:span text:style-name="T50">out</text:span><text:span text:style-name="T43">.</text:span><text:span text:style-name="T49">println</text:span><text:span text:style-name="T43">(</text:span><text:span text:style-name="T47">s2</text:span><text:span text:style-name="T43">.</text:span><text:span text:style-name="T47">school</text:span><text:span text:style-name="T43">);</text:span></text:p>
      <text:p text:style-name="P100"><text:span text:style-name="T43"><text:s text:c="3"/>}</text:span></text:p>
      <text:p text:style-name="P100"><text:span text:style-name="T43">}</text:span></text:p>
      <text:p text:style-name="P98"/>
      <text:p text:style-name="P10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1" svg:font-family="Roboto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Merriweather Sans" svg:font-family="'Merriweather Sans'" style:font-family-generic="roman" style:font-pitch="variable"/>
    <style:font-face style:name="Oswald" svg:font-family="Oswald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Merriweather Sans1" svg:font-family="'Merriweather Sans'" style:font-family-generic="system" style:font-pitch="variable"/>
    <style:font-face style:name="Oswald1" svg:font-family="Oswald" style:font-family-generic="system" style:font-pitch="variable"/>
    <style:font-face style:name="Roboto2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color="#333333" fo:font-size="12pt" style:text-underline-style="none" style:font-name-asian="Roboto2" style:font-family-asian="Roboto" style:font-family-generic-asian="system" style:font-pitch-asian="variable" style:font-size-asian="12pt" style:font-name-complex="Roboto2" style:font-family-complex="Roboto" style:font-family-generic-complex="system" style:font-pitch-complex="variable" style:font-size-complex="12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333333" fo:font-size="12pt" style:text-underline-style="none" style:font-name-asian="Roboto2" style:font-family-asian="Roboto" style:font-family-generic-asian="system" style:font-pitch-asian="variable" style:font-size-asian="12pt" style:font-name-complex="Roboto2" style:font-family-complex="Roboto" style:font-family-generic-complex="system" style:font-pitch-complex="variable" style:font-size-complex="12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Merriweather Sans" fo:font-family="'Merriweather Sans'" style:font-family-generic="roman" style:font-pitch="variable"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Roboto" fo:font-family="Roboto" style:font-family-generic="roman" style:font-pitch="variable" fo:font-size="12pt" style:text-underline-style="none" fo:font-weight="bold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Merriweather Sans" fo:font-family="'Merriweather Sans'" style:font-family-generic="roman" style:font-pitch="variable"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Roboto" fo:font-family="Roboto" style:font-family-generic="roman" style:font-pitch="variable" fo:font-size="12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Merriweather Sans" fo:font-family="'Merriweather Sans'" style:font-family-generic="roman" style:font-pitch="variable"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Roboto" fo:font-family="Roboto" style:font-family-generic="roman" style:font-pitch="variable" fo:font-size="12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1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➢" text:bullet-char="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799in" fo:margin-bottom="0.878in" fo:margin-left="1.0827in" fo:margin-right="0.9429in" style:writing-mode="lr-tb" style:layout-grid-color="#c0c0c0" style:layout-grid-lines="2322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9" meta:paragraph-count="296" meta:word-count="1865" meta:character-count="12211" meta:non-whitespace-character-count="9897"/>
    <meta:generator>LibreOfficeDev/6.0.5.2$Linux_X86_64 LibreOffice_project/</meta:generator>
  </office:meta>
</office:document-meta>
</file>